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400Hz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0277">
            <text:p>0.03</text:p>
          </table:table-cell>
          <table:table-cell>
            <draw:frame table:end-cell-address="400Hz.R21" table:end-x="0.8669in" table:end-y="0.1465in" draw:z-index="0" draw:style-name="gr1" draw:text-style-name="P1" svg:width="13.774in" svg:height="3.5457in" svg:x="0.4283in" svg:y="0.1567in">
              <draw:object draw:notify-on-update-of-ranges="400Hz.A1:400Hz.A500 400Hz.B1:400Hz.B5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206">
            <text:p>0.0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206">
            <text:p>0.0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243">
            <text:p>0.0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243">
            <text:p>0.0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64">
            <text:p>0.0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264">
            <text:p>0.0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144">
            <text:p>0.0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144">
            <text:p>0.0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32">
            <text:p>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32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94">
            <text:p>0.0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94">
            <text:p>0.0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227">
            <text:p>0.0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227">
            <text:p>0.0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122">
            <text:p>0.0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122">
            <text:p>0.0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88">
            <text:p>0.0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88">
            <text:p>0.0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172">
            <text:p>0.0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104">
            <text:p>0.0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104">
            <text:p>0.0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0012">
            <text:p>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0012">
            <text:p>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147">
            <text:p>0.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147">
            <text:p>0.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182">
            <text:p>0.02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182">
            <text:p>0.0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123">
            <text:p>0.0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123">
            <text:p>0.0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145">
            <text:p>0.0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145">
            <text:p>0.0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26">
            <text:p>0.03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26">
            <text:p>0.0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161">
            <text:p>0.02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161">
            <text:p>0.02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148">
            <text:p>0.01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148">
            <text:p>0.0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17">
            <text:p>0.02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17">
            <text:p>0.0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17">
            <text:p>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017">
            <text:p>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289">
            <text:p>0.03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289">
            <text:p>0.03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217">
            <text:p>0.0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217">
            <text:p>0.02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022">
            <text:p>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148">
            <text:p>0.0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148">
            <text:p>0.01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17">
            <text:p>0.0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17">
            <text:p>0.02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16">
            <text:p>0.0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16">
            <text:p>0.02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138">
            <text:p>0.01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138">
            <text:p>0.0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137">
            <text:p>0.0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137">
            <text:p>0.0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232">
            <text:p>0.0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32">
            <text:p>0.02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292">
            <text:p>0.0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292">
            <text:p>0.03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302">
            <text:p>0.03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302">
            <text:p>0.03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382">
            <text:p>0.04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0382">
            <text:p>0.04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0367">
            <text:p>0.04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0367">
            <text:p>0.04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0295">
            <text:p>0.03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295">
            <text:p>0.03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0346">
            <text:p>0.0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0346">
            <text:p>0.03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0331">
            <text:p>0.03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0331">
            <text:p>0.03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0238">
            <text:p>0.02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0203">
            <text:p>0.02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0203">
            <text:p>0.02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013">
            <text:p>0.01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013">
            <text:p>0.0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36">
            <text:p>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0036">
            <text:p>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0061">
            <text:p>0.01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0061">
            <text:p>0.01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007">
            <text:p>0.01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007">
            <text:p>0.01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0.0023">
            <text:p>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0.0023">
            <text:p>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0094">
            <text:p>0.0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0094">
            <text:p>0.0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59">
            <text:p>0.01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0059">
            <text:p>0.01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0.0016">
            <text:p>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0.0016">
            <text:p>0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0078">
            <text:p>0.01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0078">
            <text:p>0.01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0097">
            <text:p>0.01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0097">
            <text:p>0.01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0088">
            <text:p>0.01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0088">
            <text:p>0.0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08">
            <text:p>0.03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0308">
            <text:p>0.03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0364">
            <text:p>0.04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0344">
            <text:p>0.03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0344">
            <text:p>0.03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0333">
            <text:p>0.03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0333">
            <text:p>0.03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0347">
            <text:p>0.03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0347">
            <text:p>0.03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033">
            <text:p>0.03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33">
            <text:p>0.03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0197">
            <text:p>0.02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0197">
            <text:p>0.02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0047">
            <text:p>0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0047">
            <text:p>0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0009">
            <text:p>0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0009">
            <text:p>0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0148">
            <text:p>0.01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0148">
            <text:p>0.01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0192">
            <text:p>0.0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192">
            <text:p>0.02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0077">
            <text:p>0.0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0077">
            <text:p>0.01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0055">
            <text:p>0.01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0055">
            <text:p>0.01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-0.0025">
            <text:p>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-0.0025">
            <text:p>0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-0.0173">
            <text:p>-0.02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-0.0173">
            <text:p>-0.02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-0.0345">
            <text:p>-0.03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0.097">
            <text:p>-0.1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-0.0744">
            <text:p>-0.07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-0.146">
            <text:p>-0.15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-0.146">
            <text:p>-0.15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-0.2129">
            <text:p>-0.21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-0.2129">
            <text:p>-0.21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-0.2981">
            <text:p>-0.3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-0.2981">
            <text:p>-0.3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-0.4627">
            <text:p>-0.46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-0.4627">
            <text:p>-0.46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-0.6123">
            <text:p>-0.61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-0.6123">
            <text:p>-0.61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-0.7162">
            <text:p>-0.72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-0.7162">
            <text:p>-0.72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-0.7874">
            <text:p>-0.79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-0.7874">
            <text:p>-0.79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-0.7127">
            <text:p>-0.71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-0.7127">
            <text:p>-0.71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-0.4423">
            <text:p>-0.44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-0.4423">
            <text:p>-0.44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0.3133">
            <text:p>-0.31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-0.3133">
            <text:p>-0.31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-0.277">
            <text:p>-0.28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-0.277">
            <text:p>-0.28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-0.3046">
            <text:p>-0.3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-0.3046">
            <text:p>-0.3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-0.1286">
            <text:p>-0.13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-0.1286">
            <text:p>-0.13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0832">
            <text:p>0.08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0633">
            <text:p>0.06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633">
            <text:p>0.06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-0.0271">
            <text:p>-0.03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-0.0271">
            <text:p>-0.03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0237">
            <text:p>0.02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0237">
            <text:p>0.02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0615">
            <text:p>0.06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0615">
            <text:p>0.06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2611">
            <text:p>0.26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2611">
            <text:p>0.26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2755">
            <text:p>0.28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2755">
            <text:p>0.28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3275">
            <text:p>0.33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3275">
            <text:p>0.33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6282">
            <text:p>0.63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6282">
            <text:p>0.63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6741">
            <text:p>0.67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6741">
            <text:p>0.67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6685">
            <text:p>0.67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6685">
            <text:p>0.67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6962">
            <text:p>0.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6962">
            <text:p>0.7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6846">
            <text:p>0.68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6846">
            <text:p>0.68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6033">
            <text:p>0.6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6033">
            <text:p>0.6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4196">
            <text:p>0.42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2949">
            <text:p>0.29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2949">
            <text:p>0.29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2157">
            <text:p>0.22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2157">
            <text:p>0.22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123">
            <text:p>0.11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1123">
            <text:p>0.11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0627">
            <text:p>0.06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0627">
            <text:p>0.06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0067">
            <text:p>0.01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0067">
            <text:p>0.01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-0.0288">
            <text:p>-0.03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-0.0288">
            <text:p>-0.03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-0.009">
            <text:p>-0.01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-0.009">
            <text:p>-0.0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59">
            <text:p>0.01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0059">
            <text:p>0.01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-0.0127">
            <text:p>-0.01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-0.0127">
            <text:p>-0.01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0192">
            <text:p>0.02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0192">
            <text:p>0.02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0228">
            <text:p>0.02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0228">
            <text:p>0.02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0266">
            <text:p>0.03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0266">
            <text:p>0.03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137">
            <text:p>0.01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0137">
            <text:p>0.01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-0.0028">
            <text:p>0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-0.0028">
            <text:p>0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0086">
            <text:p>0.01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016">
            <text:p>0.02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016">
            <text:p>0.02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0192">
            <text:p>0.02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0192">
            <text:p>0.02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0123">
            <text:p>0.0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123">
            <text:p>0.01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0154">
            <text:p>0.02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0154">
            <text:p>0.02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0033">
            <text:p>0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0033">
            <text:p>0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0106">
            <text:p>0.01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0106">
            <text:p>0.01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0062">
            <text:p>0.01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0062">
            <text:p>0.01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0042">
            <text:p>0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042">
            <text:p>0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-0.0071">
            <text:p>-0.01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-0.0071">
            <text:p>-0.01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0027">
            <text:p>0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0027">
            <text:p>0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0112">
            <text:p>0.01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0112">
            <text:p>0.01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0236">
            <text:p>0.02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0236">
            <text:p>0.02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0126">
            <text:p>0.0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126">
            <text:p>0.01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0152">
            <text:p>0.02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0164">
            <text:p>0.02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0164">
            <text:p>0.02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0269">
            <text:p>0.03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0269">
            <text:p>0.03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0222">
            <text:p>0.02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0222">
            <text:p>0.02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0109">
            <text:p>0.01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0109">
            <text:p>0.01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211">
            <text:p>0.02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0211">
            <text:p>0.02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0125">
            <text:p>0.01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0125">
            <text:p>0.01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0172">
            <text:p>0.02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0172">
            <text:p>0.02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116">
            <text:p>0.01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0116">
            <text:p>0.01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-0.0025">
            <text:p>0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-0.0025">
            <text:p>0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0086">
            <text:p>0.01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0086">
            <text:p>0.01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0021">
            <text:p>0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0021">
            <text:p>0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0104">
            <text:p>0.01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0104">
            <text:p>0.01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0166">
            <text:p>0.02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0166">
            <text:p>0.02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0066">
            <text:p>0.01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0066">
            <text:p>0.01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0188">
            <text:p>0.02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0191">
            <text:p>0.02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0191">
            <text:p>0.02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0128">
            <text:p>0.01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0128">
            <text:p>0.01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016">
            <text:p>0.02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016">
            <text:p>0.02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0286">
            <text:p>0.03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0286">
            <text:p>0.03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0314">
            <text:p>0.0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0314">
            <text:p>0.03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0298">
            <text:p>0.03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0298">
            <text:p>0.03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0272">
            <text:p>0.03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0272">
            <text:p>0.03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0112">
            <text:p>0.01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0112">
            <text:p>0.01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0125">
            <text:p>0.01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0125">
            <text:p>0.01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194">
            <text:p>0.02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194">
            <text:p>0.02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181">
            <text:p>0.02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181">
            <text:p>0.02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032">
            <text:p>0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032">
            <text:p>0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22">
            <text:p>0.02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22">
            <text:p>0.02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075">
            <text:p>0.01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06">
            <text:p>0.01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06">
            <text:p>0.01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15">
            <text:p>0.02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015">
            <text:p>0.02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0158">
            <text:p>0.02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0158">
            <text:p>0.02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0026">
            <text:p>0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0026">
            <text:p>0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007">
            <text:p>0.01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007">
            <text:p>0.01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104">
            <text:p>0.01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104">
            <text:p>0.01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0114">
            <text:p>0.01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0114">
            <text:p>0.01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0216">
            <text:p>0.02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0216">
            <text:p>0.02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0117">
            <text:p>0.01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0117">
            <text:p>0.01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028">
            <text:p>0.03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028">
            <text:p>0.03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049">
            <text:p>0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0049">
            <text:p>0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286">
            <text:p>0.03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0286">
            <text:p>0.03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0102">
            <text:p>0.01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102">
            <text:p>0.01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0082">
            <text:p>0.01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0116">
            <text:p>0.01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0116">
            <text:p>0.01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018">
            <text:p>0.02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18">
            <text:p>0.02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-0.0049">
            <text:p>0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-0.0049">
            <text:p>0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0062">
            <text:p>0.01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0062">
            <text:p>0.01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-0.0041">
            <text:p>0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-0.0041">
            <text:p>0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0205">
            <text:p>0.02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0205">
            <text:p>0.02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0176">
            <text:p>0.02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176">
            <text:p>0.02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0238">
            <text:p>0.02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0238">
            <text:p>0.02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0143">
            <text:p>0.01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0143">
            <text:p>0.01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123">
            <text:p>0.01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0123">
            <text:p>0.01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0076">
            <text:p>0.01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0076">
            <text:p>0.01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number-columns-repeated="2"/>
        </table:table-row>
        <table:table-row table:style-name="ro1">
          <table:table-cell office:value-type="float" office:value="451">
            <text:p>451</text:p>
          </table:table-cell>
          <table:table-cell table:number-columns-repeated="2"/>
        </table:table-row>
        <table:table-row table:style-name="ro1">
          <table:table-cell office:value-type="float" office:value="452">
            <text:p>452</text:p>
          </table:table-cell>
          <table:table-cell table:number-columns-repeated="2"/>
        </table:table-row>
        <table:table-row table:style-name="ro1">
          <table:table-cell office:value-type="float" office:value="453">
            <text:p>453</text:p>
          </table:table-cell>
          <table:table-cell table:number-columns-repeated="2"/>
        </table:table-row>
        <table:table-row table:style-name="ro1">
          <table:table-cell office:value-type="float" office:value="454">
            <text:p>454</text:p>
          </table:table-cell>
          <table:table-cell table:number-columns-repeated="2"/>
        </table:table-row>
        <table:table-row table:style-name="ro1">
          <table:table-cell office:value-type="float" office:value="455">
            <text:p>455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table:number-columns-repeated="2"/>
        </table:table-row>
        <table:table-row table:style-name="ro1">
          <table:table-cell office:value-type="float" office:value="457">
            <text:p>457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table:number-columns-repeated="2"/>
        </table:table-row>
        <table:table-row table:style-name="ro1">
          <table:table-cell office:value-type="float" office:value="464">
            <text:p>464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table:number-columns-repeated="2"/>
        </table:table-row>
        <table:table-row table:style-name="ro1">
          <table:table-cell office:value-type="float" office:value="493">
            <text:p>493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table:number-columns-repeated="2"/>
        </table:table-row>
      </table:table>
      <table:table table:name="200Hz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0114">
            <text:p>0.01</text:p>
          </table:table-cell>
          <table:table-cell>
            <draw:frame table:end-cell-address="200Hz.R21" table:end-x="0.8669in" table:end-y="0.1465in" draw:z-index="0" draw:style-name="gr1" draw:text-style-name="P1" svg:width="13.774in" svg:height="3.5457in" svg:x="0.4283in" svg:y="0.1567in">
              <draw:object draw:notify-on-update-of-ranges="200Hz.A1:200Hz.A500 200Hz.B1:200Hz.B5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14">
            <text:p>0.0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11">
            <text:p>0.0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11">
            <text:p>0.0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88">
            <text:p>0.0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88">
            <text:p>0.0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47">
            <text:p>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47">
            <text:p>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64">
            <text:p>0.0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64">
            <text:p>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31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31">
            <text:p>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0019">
            <text:p>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0019">
            <text:p>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0003">
            <text:p>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0003">
            <text:p>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125">
            <text:p>0.0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125">
            <text:p>0.0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228">
            <text:p>0.0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275">
            <text:p>0.0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75">
            <text:p>0.03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286">
            <text:p>0.0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286">
            <text:p>0.0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15">
            <text:p>0.02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15">
            <text:p>0.02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116">
            <text:p>0.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116">
            <text:p>0.0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7">
            <text:p>0.0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7">
            <text:p>0.0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67">
            <text:p>0.0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67">
            <text:p>0.0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0.0001">
            <text:p>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0.0001">
            <text:p>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0.0005">
            <text:p>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0.0005">
            <text:p>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05">
            <text:p>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05">
            <text:p>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0.0011">
            <text:p>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0.0011">
            <text:p>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128">
            <text:p>0.0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128">
            <text:p>0.0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182">
            <text:p>0.02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182">
            <text:p>0.02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148">
            <text:p>0.01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148">
            <text:p>0.0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142">
            <text:p>0.0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142">
            <text:p>0.0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07">
            <text:p>0.0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125">
            <text:p>0.01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125">
            <text:p>0.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175">
            <text:p>0.02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175">
            <text:p>0.0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177">
            <text:p>0.02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177">
            <text:p>0.02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155">
            <text:p>0.02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155">
            <text:p>0.02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064">
            <text:p>0.0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064">
            <text:p>0.01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026">
            <text:p>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026">
            <text:p>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0.0002">
            <text:p>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0.0002">
            <text:p>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017">
            <text:p>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017">
            <text:p>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94">
            <text:p>0.0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094">
            <text:p>0.0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0055">
            <text:p>0.0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0055">
            <text:p>0.01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0078">
            <text:p>0.01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0078">
            <text:p>0.0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83">
            <text:p>0.0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0083">
            <text:p>0.0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0.0003">
            <text:p>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0.0003">
            <text:p>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0.0029">
            <text:p>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0021">
            <text:p>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0021">
            <text:p>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0056">
            <text:p>0.01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0056">
            <text:p>0.01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0042">
            <text:p>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42">
            <text:p>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0.0007">
            <text:p>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0.0007">
            <text:p>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0.0012">
            <text:p>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0.0012">
            <text:p>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0.0084">
            <text:p>-0.01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0.0084">
            <text:p>-0.01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0.0117">
            <text:p>-0.0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0.0117">
            <text:p>-0.0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0.0307">
            <text:p>-0.0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0.0307">
            <text:p>-0.03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0.1066">
            <text:p>-0.11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0.1066">
            <text:p>-0.11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0.1927">
            <text:p>-0.19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-0.1927">
            <text:p>-0.19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0.284">
            <text:p>-0.28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0.284">
            <text:p>-0.28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0.3696">
            <text:p>-0.37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0.3696">
            <text:p>-0.37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0.5007">
            <text:p>-0.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0.5007">
            <text:p>-0.5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0.7428">
            <text:p>-0.74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1.0239">
            <text:p>-1.02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1.017">
            <text:p>-1.02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0.995">
            <text:p>-1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0.995">
            <text:p>-1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0.8905">
            <text:p>-0.89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0.8905">
            <text:p>-0.89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0.7194">
            <text:p>-0.72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0.7194">
            <text:p>-0.72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0.542">
            <text:p>-0.54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0.542">
            <text:p>-0.54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-0.4088">
            <text:p>-0.41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-0.4088">
            <text:p>-0.41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-0.2368">
            <text:p>-0.24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-0.2368">
            <text:p>-0.24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-0.0779">
            <text:p>-0.08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-0.0779">
            <text:p>-0.08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025">
            <text:p>0.03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025">
            <text:p>0.0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2401">
            <text:p>0.24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2401">
            <text:p>0.2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365">
            <text:p>0.37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365">
            <text:p>0.37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4173">
            <text:p>0.42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4173">
            <text:p>0.4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7034">
            <text:p>0.7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7034">
            <text:p>0.7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8771">
            <text:p>0.88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8771">
            <text:p>0.88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9971">
            <text:p>1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8609">
            <text:p>0.86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8609">
            <text:p>0.86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7473">
            <text:p>0.75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7473">
            <text:p>0.75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6568">
            <text:p>0.66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6568">
            <text:p>0.66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5409">
            <text:p>0.54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5409">
            <text:p>0.54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4073">
            <text:p>0.4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4073">
            <text:p>0.41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3264">
            <text:p>0.33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3264">
            <text:p>0.33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2343">
            <text:p>0.23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2343">
            <text:p>0.23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136">
            <text:p>0.11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136">
            <text:p>0.11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0514">
            <text:p>0.05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0514">
            <text:p>0.05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-0.0333">
            <text:p>-0.03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0.0333">
            <text:p>-0.03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-0.055">
            <text:p>-0.06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-0.055">
            <text:p>-0.06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-0.0606">
            <text:p>-0.06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-0.0606">
            <text:p>-0.06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-0.0263">
            <text:p>-0.03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-0.0263">
            <text:p>-0.03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-0.0132">
            <text:p>-0.01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-0.0133">
            <text:p>-0.01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-0.0133">
            <text:p>-0.0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202">
            <text:p>0.02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0202">
            <text:p>0.02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043">
            <text:p>0.04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043">
            <text:p>0.04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0191">
            <text:p>0.02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0191">
            <text:p>0.02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0049">
            <text:p>0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0049">
            <text:p>0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0056">
            <text:p>0.01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0056">
            <text:p>0.01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527">
            <text:p>0.05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0527">
            <text:p>0.05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056">
            <text:p>0.06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056">
            <text:p>0.06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0272">
            <text:p>0.03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0272">
            <text:p>0.03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0297">
            <text:p>0.03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0297">
            <text:p>0.03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0062">
            <text:p>0.01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0062">
            <text:p>0.0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084">
            <text:p>0.01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0084">
            <text:p>0.01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0538">
            <text:p>0.05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0538">
            <text:p>0.05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0354">
            <text:p>0.04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0354">
            <text:p>0.04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0205">
            <text:p>0.02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0259">
            <text:p>0.03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0259">
            <text:p>0.03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0173">
            <text:p>0.02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173">
            <text:p>0.02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0197">
            <text:p>0.02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0197">
            <text:p>0.02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0191">
            <text:p>0.02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0191">
            <text:p>0.02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015">
            <text:p>0.02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015">
            <text:p>0.02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0183">
            <text:p>0.02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0183">
            <text:p>0.02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0404">
            <text:p>0.04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404">
            <text:p>0.04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0254">
            <text:p>0.03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0254">
            <text:p>0.03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0169">
            <text:p>0.02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0169">
            <text:p>0.02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0175">
            <text:p>0.02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0175">
            <text:p>0.02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0053">
            <text:p>0.01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0053">
            <text:p>0.01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-0.0061">
            <text:p>-0.01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-0.0061">
            <text:p>-0.01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0109">
            <text:p>0.01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0109">
            <text:p>0.01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0033">
            <text:p>0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0138">
            <text:p>0.01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0138">
            <text:p>0.01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0206">
            <text:p>0.02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0206">
            <text:p>0.02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0255">
            <text:p>0.03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0255">
            <text:p>0.0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167">
            <text:p>0.02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0167">
            <text:p>0.02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0206">
            <text:p>0.02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0206">
            <text:p>0.02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0216">
            <text:p>0.02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0216">
            <text:p>0.02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0034">
            <text:p>0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0034">
            <text:p>0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0061">
            <text:p>0.01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0061">
            <text:p>0.01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166">
            <text:p>0.02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0166">
            <text:p>0.02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0293">
            <text:p>0.03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0293">
            <text:p>0.03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013">
            <text:p>0.01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013">
            <text:p>0.01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0039">
            <text:p>0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0039">
            <text:p>0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008">
            <text:p>0.01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008">
            <text:p>0.0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0286">
            <text:p>0.03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0215">
            <text:p>0.02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0215">
            <text:p>0.02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0203">
            <text:p>0.02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0203">
            <text:p>0.02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0119">
            <text:p>0.01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0119">
            <text:p>0.01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0108">
            <text:p>0.01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108">
            <text:p>0.01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0292">
            <text:p>0.03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0292">
            <text:p>0.03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-0.0073">
            <text:p>-0.01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-0.0073">
            <text:p>-0.01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-0.0039">
            <text:p>0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-0.0039">
            <text:p>0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0147">
            <text:p>0.01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0147">
            <text:p>0.01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0123">
            <text:p>0.0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0123">
            <text:p>0.01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0305">
            <text:p>0.03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0305">
            <text:p>0.03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0149">
            <text:p>0.01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0149">
            <text:p>0.01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0094">
            <text:p>0.01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0094">
            <text:p>0.01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-0.0095">
            <text:p>-0.01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-0.0095">
            <text:p>-0.01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0144">
            <text:p>0.01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0077">
            <text:p>0.01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0077">
            <text:p>0.01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0148">
            <text:p>0.01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0148">
            <text:p>0.01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0149">
            <text:p>0.01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0149">
            <text:p>0.01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0164">
            <text:p>0.02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0164">
            <text:p>0.02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0264">
            <text:p>0.03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0264">
            <text:p>0.0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0281">
            <text:p>0.03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0281">
            <text:p>0.03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0371">
            <text:p>0.04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0371">
            <text:p>0.04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0093">
            <text:p>0.01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0093">
            <text:p>0.01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015">
            <text:p>0.02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015">
            <text:p>0.02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0184">
            <text:p>0.02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184">
            <text:p>0.02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15">
            <text:p>0.02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15">
            <text:p>0.02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-0.0095">
            <text:p>-0.01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-0.0095">
            <text:p>-0.01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-0.0034">
            <text:p>0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-0.0034">
            <text:p>0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-0.0042">
            <text:p>0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001">
            <text:p>0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001">
            <text:p>0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398">
            <text:p>0.04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398">
            <text:p>0.04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0391">
            <text:p>0.04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0391">
            <text:p>0.04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0143">
            <text:p>0.01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0143">
            <text:p>0.01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0143">
            <text:p>0.01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0143">
            <text:p>0.01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0176">
            <text:p>0.02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176">
            <text:p>0.02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288">
            <text:p>0.03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0288">
            <text:p>0.03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0193">
            <text:p>0.02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0193">
            <text:p>0.02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-0.0151">
            <text:p>-0.02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0161">
            <text:p>0.02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0377">
            <text:p>0.04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337">
            <text:p>0.03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0332">
            <text:p>0.03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376">
            <text:p>0.04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0332">
            <text:p>0.03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0381">
            <text:p>0.04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298">
            <text:p>0.03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0197">
            <text:p>0.02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0128">
            <text:p>0.01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0172">
            <text:p>0.02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093">
            <text:p>0.01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121">
            <text:p>0.01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018">
            <text:p>0.02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0045">
            <text:p>0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021">
            <text:p>0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-0.0024">
            <text:p>0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number-columns-repeated="2"/>
        </table:table-row>
        <table:table-row table:style-name="ro1">
          <table:table-cell office:value-type="float" office:value="451">
            <text:p>451</text:p>
          </table:table-cell>
          <table:table-cell table:number-columns-repeated="2"/>
        </table:table-row>
        <table:table-row table:style-name="ro1">
          <table:table-cell office:value-type="float" office:value="452">
            <text:p>452</text:p>
          </table:table-cell>
          <table:table-cell table:number-columns-repeated="2"/>
        </table:table-row>
        <table:table-row table:style-name="ro1">
          <table:table-cell office:value-type="float" office:value="453">
            <text:p>453</text:p>
          </table:table-cell>
          <table:table-cell table:number-columns-repeated="2"/>
        </table:table-row>
        <table:table-row table:style-name="ro1">
          <table:table-cell office:value-type="float" office:value="454">
            <text:p>454</text:p>
          </table:table-cell>
          <table:table-cell table:number-columns-repeated="2"/>
        </table:table-row>
        <table:table-row table:style-name="ro1">
          <table:table-cell office:value-type="float" office:value="455">
            <text:p>455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table:number-columns-repeated="2"/>
        </table:table-row>
        <table:table-row table:style-name="ro1">
          <table:table-cell office:value-type="float" office:value="457">
            <text:p>457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table:number-columns-repeated="2"/>
        </table:table-row>
        <table:table-row table:style-name="ro1">
          <table:table-cell office:value-type="float" office:value="464">
            <text:p>464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table:number-columns-repeated="2"/>
        </table:table-row>
        <table:table-row table:style-name="ro1">
          <table:table-cell office:value-type="float" office:value="493">
            <text:p>493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table:number-columns-repeated="2"/>
        </table:table-row>
      </table:table>
      <table:table table:name="100Hz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0137">
            <text:p>0.01</text:p>
          </table:table-cell>
          <table:table-cell>
            <draw:frame table:end-cell-address="100Hz.R21" table:end-x="0.8669in" table:end-y="0.1465in" draw:z-index="0" draw:style-name="gr1" draw:text-style-name="P1" svg:width="13.774in" svg:height="3.5457in" svg:x="0.4283in" svg:y="0.1567in">
              <draw:object draw:notify-on-update-of-ranges="100Hz.A1:100Hz.A500 100Hz.B1:100Hz.B5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34">
            <text:p>0.0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34">
            <text:p>0.0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67">
            <text:p>0.0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167">
            <text:p>0.0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163">
            <text:p>0.0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163">
            <text:p>0.0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171">
            <text:p>0.0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171">
            <text:p>0.0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53">
            <text:p>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53">
            <text:p>0.0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0005">
            <text:p>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0005">
            <text:p>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18">
            <text:p>0.0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18">
            <text:p>0.0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177">
            <text:p>0.0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176">
            <text:p>0.0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176">
            <text:p>0.0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188">
            <text:p>0.0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188">
            <text:p>0.0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155">
            <text:p>0.0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155">
            <text:p>0.02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65">
            <text:p>0.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65">
            <text:p>0.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241">
            <text:p>0.02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241">
            <text:p>0.0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208">
            <text:p>0.02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208">
            <text:p>0.0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22">
            <text:p>0.02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222">
            <text:p>0.0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337">
            <text:p>0.03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337">
            <text:p>0.0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136">
            <text:p>0.0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136">
            <text:p>0.0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134">
            <text:p>0.01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134">
            <text:p>0.0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175">
            <text:p>0.02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175">
            <text:p>0.0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123">
            <text:p>0.0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123">
            <text:p>0.0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121">
            <text:p>0.01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121">
            <text:p>0.01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154">
            <text:p>0.0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131">
            <text:p>0.0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131">
            <text:p>0.01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243">
            <text:p>0.0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43">
            <text:p>0.02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235">
            <text:p>0.0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235">
            <text:p>0.02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16">
            <text:p>0.02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16">
            <text:p>0.02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192">
            <text:p>0.02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192">
            <text:p>0.02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175">
            <text:p>0.02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175">
            <text:p>0.02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158">
            <text:p>0.0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158">
            <text:p>0.02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241">
            <text:p>0.02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241">
            <text:p>0.02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299">
            <text:p>0.03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299">
            <text:p>0.03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194">
            <text:p>0.02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0194">
            <text:p>0.0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0038">
            <text:p>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0038">
            <text:p>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0.0001">
            <text:p>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0.0001">
            <text:p>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0073">
            <text:p>0.0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0073">
            <text:p>0.0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0083">
            <text:p>0.0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0.0011">
            <text:p>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0.0011">
            <text:p>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0.0044">
            <text:p>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0.0044">
            <text:p>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0.0053">
            <text:p>-0.01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0.0053">
            <text:p>-0.0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0.0045">
            <text:p>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0.0045">
            <text:p>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0.0001">
            <text:p>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0.0001">
            <text:p>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0011">
            <text:p>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0011">
            <text:p>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0.0291">
            <text:p>-0.03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0.0291">
            <text:p>-0.03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0.082">
            <text:p>-0.0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0.082">
            <text:p>-0.0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0.1893">
            <text:p>-0.19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0.1893">
            <text:p>-0.19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0.3924">
            <text:p>-0.39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0.3924">
            <text:p>-0.39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-0.5491">
            <text:p>-0.55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0.5491">
            <text:p>-0.55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0.724">
            <text:p>-0.72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0.724">
            <text:p>-0.72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0.9279">
            <text:p>-0.93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0.9279">
            <text:p>-0.9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1.0899">
            <text:p>-1.09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0.9813">
            <text:p>-0.98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0.9813">
            <text:p>-0.98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0.7393">
            <text:p>-0.74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0.7393">
            <text:p>-0.74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0.4217">
            <text:p>-0.42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0.4217">
            <text:p>-0.42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0.2016">
            <text:p>-0.2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0.2016">
            <text:p>-0.2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0.206">
            <text:p>-0.21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0.206">
            <text:p>-0.21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0.0918">
            <text:p>-0.09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-0.0918">
            <text:p>-0.09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2058">
            <text:p>0.21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2058">
            <text:p>0.21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4002">
            <text:p>0.4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4002">
            <text:p>0.4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3762">
            <text:p>0.38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3762">
            <text:p>0.38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2986">
            <text:p>0.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2986">
            <text:p>0.3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4494">
            <text:p>0.45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4494">
            <text:p>0.45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5729">
            <text:p>0.57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5729">
            <text:p>0.57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4925">
            <text:p>0.4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4925">
            <text:p>0.49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3671">
            <text:p>0.37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3671">
            <text:p>0.37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3261">
            <text:p>0.33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3648">
            <text:p>0.36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3648">
            <text:p>0.36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5229">
            <text:p>0.52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5229">
            <text:p>0.52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6216">
            <text:p>0.62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6216">
            <text:p>0.62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5533">
            <text:p>0.55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5533">
            <text:p>0.55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5801">
            <text:p>0.58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5801">
            <text:p>0.58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4851">
            <text:p>0.49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4851">
            <text:p>0.49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3742">
            <text:p>0.37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3742">
            <text:p>0.37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2812">
            <text:p>0.28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2812">
            <text:p>0.28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792">
            <text:p>0.18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792">
            <text:p>0.18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023">
            <text:p>0.1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023">
            <text:p>0.1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276">
            <text:p>0.03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0276">
            <text:p>0.03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-0.0421">
            <text:p>-0.04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-0.0421">
            <text:p>-0.04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-0.0214">
            <text:p>-0.02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-0.0214">
            <text:p>-0.02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-0.0487">
            <text:p>-0.05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-0.0496">
            <text:p>-0.05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-0.0496">
            <text:p>-0.05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0203">
            <text:p>0.02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203">
            <text:p>0.02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0109">
            <text:p>0.01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0109">
            <text:p>0.01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-0.0086">
            <text:p>-0.01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-0.0086">
            <text:p>-0.01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0.0135">
            <text:p>-0.01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-0.0135">
            <text:p>-0.01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0012">
            <text:p>0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0012">
            <text:p>0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0254">
            <text:p>0.03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254">
            <text:p>0.03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0205">
            <text:p>0.02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0205">
            <text:p>0.02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0173">
            <text:p>0.02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0173">
            <text:p>0.02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0469">
            <text:p>0.05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0469">
            <text:p>0.05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0248">
            <text:p>0.02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0248">
            <text:p>0.02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0315">
            <text:p>0.0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315">
            <text:p>0.03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0315">
            <text:p>0.03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0315">
            <text:p>0.03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0238">
            <text:p>0.02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0238">
            <text:p>0.02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0275">
            <text:p>0.03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0015">
            <text:p>0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0015">
            <text:p>0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0165">
            <text:p>0.02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0165">
            <text:p>0.02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198">
            <text:p>0.02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0198">
            <text:p>0.02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0115">
            <text:p>0.01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0115">
            <text:p>0.01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0023">
            <text:p>0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0023">
            <text:p>0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0265">
            <text:p>0.03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0265">
            <text:p>0.03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-0.0012">
            <text:p>0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-0.0012">
            <text:p>0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7">
            <text:p>0.01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007">
            <text:p>0.01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022">
            <text:p>0.02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022">
            <text:p>0.02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0239">
            <text:p>0.02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0239">
            <text:p>0.02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0093">
            <text:p>0.01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0093">
            <text:p>0.01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0093">
            <text:p>0.01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0093">
            <text:p>0.01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178">
            <text:p>0.02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0178">
            <text:p>0.02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0064">
            <text:p>0.01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0099">
            <text:p>0.01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0099">
            <text:p>0.01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0202">
            <text:p>0.02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0202">
            <text:p>0.02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0483">
            <text:p>0.05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0483">
            <text:p>0.05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0313">
            <text:p>0.0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313">
            <text:p>0.03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0411">
            <text:p>0.04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0411">
            <text:p>0.04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0172">
            <text:p>0.02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0172">
            <text:p>0.02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0064">
            <text:p>0.01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0064">
            <text:p>0.01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0017">
            <text:p>0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0017">
            <text:p>0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0084">
            <text:p>0.01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084">
            <text:p>0.01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-0.0025">
            <text:p>0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-0.0025">
            <text:p>0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0233">
            <text:p>0.02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0233">
            <text:p>0.02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0108">
            <text:p>0.01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0108">
            <text:p>0.01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0324">
            <text:p>0.03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0324">
            <text:p>0.03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0224">
            <text:p>0.02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137">
            <text:p>0.01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0137">
            <text:p>0.01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031">
            <text:p>0.03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031">
            <text:p>0.03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0147">
            <text:p>0.01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0147">
            <text:p>0.01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0277">
            <text:p>0.03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0277">
            <text:p>0.03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28">
            <text:p>0.03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028">
            <text:p>0.03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0182">
            <text:p>0.02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0182">
            <text:p>0.02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0449">
            <text:p>0.04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0449">
            <text:p>0.04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145">
            <text:p>0.01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0145">
            <text:p>0.01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0134">
            <text:p>0.01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0134">
            <text:p>0.0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0294">
            <text:p>0.03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0294">
            <text:p>0.03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0236">
            <text:p>0.02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0236">
            <text:p>0.02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0175">
            <text:p>0.02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0175">
            <text:p>0.02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-0.0134">
            <text:p>-0.01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-0.0134">
            <text:p>-0.01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-0.0105">
            <text:p>-0.01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0126">
            <text:p>0.01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0126">
            <text:p>0.01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0274">
            <text:p>0.03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0274">
            <text:p>0.03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0254">
            <text:p>0.03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0254">
            <text:p>0.03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0191">
            <text:p>0.02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0191">
            <text:p>0.02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0131">
            <text:p>0.01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0131">
            <text:p>0.01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0167">
            <text:p>0.02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0167">
            <text:p>0.02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0443">
            <text:p>0.04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0443">
            <text:p>0.04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0349">
            <text:p>0.03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0349">
            <text:p>0.03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0138">
            <text:p>0.01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0138">
            <text:p>0.01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114">
            <text:p>0.01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114">
            <text:p>0.01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139">
            <text:p>0.01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139">
            <text:p>0.01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252">
            <text:p>0.03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088">
            <text:p>0.01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088">
            <text:p>0.01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032">
            <text:p>0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032">
            <text:p>0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17">
            <text:p>0.02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017">
            <text:p>0.02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0173">
            <text:p>0.02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0173">
            <text:p>0.02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0206">
            <text:p>0.02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0206">
            <text:p>0.02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0188">
            <text:p>0.02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0188">
            <text:p>0.02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199">
            <text:p>0.02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199">
            <text:p>0.02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0161">
            <text:p>0.02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0161">
            <text:p>0.02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0258">
            <text:p>0.03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0258">
            <text:p>0.03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0197">
            <text:p>0.02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0197">
            <text:p>0.02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0161">
            <text:p>0.02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-0.0035">
            <text:p>0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-0.0167">
            <text:p>-0.02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-0.0263">
            <text:p>-0.03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-0.0158">
            <text:p>-0.02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0014">
            <text:p>0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-0.0012">
            <text:p>0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032">
            <text:p>0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0011">
            <text:p>0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0048">
            <text:p>0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0025">
            <text:p>0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0215">
            <text:p>0.02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227">
            <text:p>0.02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0285">
            <text:p>0.03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0358">
            <text:p>0.04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385">
            <text:p>0.04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0192">
            <text:p>0.02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-0.0034">
            <text:p>0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-0.028">
            <text:p>-0.03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-0.0413">
            <text:p>-0.04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-0.0382">
            <text:p>-0.04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-0.0345">
            <text:p>-0.03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-0.018">
            <text:p>-0.02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-0.0074">
            <text:p>-0.01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0034">
            <text:p>0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041">
            <text:p>0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0199">
            <text:p>0.02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0314">
            <text:p>0.03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025">
            <text:p>0.03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0166">
            <text:p>0.02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0295">
            <text:p>0.03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0344">
            <text:p>0.03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0236">
            <text:p>0.02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0352">
            <text:p>0.04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0461">
            <text:p>0.05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308">
            <text:p>0.03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0224">
            <text:p>0.02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0131">
            <text:p>0.01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0036">
            <text:p>0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0064">
            <text:p>0.01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0094">
            <text:p>0.01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-0.0039">
            <text:p>0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-0.0112">
            <text:p>-0.01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-0.0193">
            <text:p>-0.02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-0.0216">
            <text:p>-0.02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-0.0169">
            <text:p>-0.02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0087">
            <text:p>0.01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0242">
            <text:p>0.02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0305">
            <text:p>0.03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number-columns-repeated="2"/>
        </table:table-row>
        <table:table-row table:style-name="ro1">
          <table:table-cell office:value-type="float" office:value="451">
            <text:p>451</text:p>
          </table:table-cell>
          <table:table-cell table:number-columns-repeated="2"/>
        </table:table-row>
        <table:table-row table:style-name="ro1">
          <table:table-cell office:value-type="float" office:value="452">
            <text:p>452</text:p>
          </table:table-cell>
          <table:table-cell table:number-columns-repeated="2"/>
        </table:table-row>
        <table:table-row table:style-name="ro1">
          <table:table-cell office:value-type="float" office:value="453">
            <text:p>453</text:p>
          </table:table-cell>
          <table:table-cell table:number-columns-repeated="2"/>
        </table:table-row>
        <table:table-row table:style-name="ro1">
          <table:table-cell office:value-type="float" office:value="454">
            <text:p>454</text:p>
          </table:table-cell>
          <table:table-cell table:number-columns-repeated="2"/>
        </table:table-row>
        <table:table-row table:style-name="ro1">
          <table:table-cell office:value-type="float" office:value="455">
            <text:p>455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table:number-columns-repeated="2"/>
        </table:table-row>
        <table:table-row table:style-name="ro1">
          <table:table-cell office:value-type="float" office:value="457">
            <text:p>457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table:number-columns-repeated="2"/>
        </table:table-row>
        <table:table-row table:style-name="ro1">
          <table:table-cell office:value-type="float" office:value="464">
            <text:p>464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table:number-columns-repeated="2"/>
        </table:table-row>
        <table:table-row table:style-name="ro1">
          <table:table-cell office:value-type="float" office:value="493">
            <text:p>493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table:number-columns-repeated="2"/>
        </table:table-row>
      </table:table>
      <table:table table:name="50Hz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0337">
            <text:p>0.03</text:p>
          </table:table-cell>
          <table:table-cell>
            <draw:frame table:end-cell-address="50Hz.R21" table:end-x="0.8669in" table:end-y="0.1465in" draw:z-index="0" draw:style-name="gr1" draw:text-style-name="P1" svg:width="13.774in" svg:height="3.5457in" svg:x="0.4283in" svg:y="0.1567in">
              <draw:object draw:notify-on-update-of-ranges="50Hz.A1:50Hz.A500 50Hz.B1:50Hz.B5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337">
            <text:p>0.0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315">
            <text:p>0.0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315">
            <text:p>0.0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209">
            <text:p>0.0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09">
            <text:p>0.0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91">
            <text:p>0.0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91">
            <text:p>0.0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3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3">
            <text:p>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003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003">
            <text:p>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0134">
            <text:p>-0.0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0134">
            <text:p>-0.0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0138">
            <text:p>-0.0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0138">
            <text:p>-0.0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0014">
            <text:p>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0.0014">
            <text:p>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0.0056">
            <text:p>-0.0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0056">
            <text:p>-0.0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006">
            <text:p>-0.0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0.006">
            <text:p>-0.0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0125">
            <text:p>-0.0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0125">
            <text:p>-0.0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105">
            <text:p>0.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105">
            <text:p>0.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267">
            <text:p>0.0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508">
            <text:p>0.0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508">
            <text:p>0.05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436">
            <text:p>0.0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436">
            <text:p>0.0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343">
            <text:p>0.0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343">
            <text:p>0.03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238">
            <text:p>0.02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238">
            <text:p>0.02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264">
            <text:p>0.03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264">
            <text:p>0.0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263">
            <text:p>0.03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263">
            <text:p>0.03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0.0073">
            <text:p>-0.0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0.0073">
            <text:p>-0.0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0.0196">
            <text:p>-0.02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0.0196">
            <text:p>-0.02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03">
            <text:p>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03">
            <text:p>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05">
            <text:p>0.0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05">
            <text:p>0.0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0.0074">
            <text:p>-0.0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0.0074">
            <text:p>-0.01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0.0005">
            <text:p>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0.0005">
            <text:p>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0.0103">
            <text:p>-0.01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0.0103">
            <text:p>-0.01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0.01">
            <text:p>-0.01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0.01">
            <text:p>-0.0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115">
            <text:p>0.0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139">
            <text:p>0.0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139">
            <text:p>0.01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153">
            <text:p>0.02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153">
            <text:p>0.0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17">
            <text:p>0.02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217">
            <text:p>0.02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131">
            <text:p>0.0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131">
            <text:p>0.0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158">
            <text:p>0.02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158">
            <text:p>0.02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0254">
            <text:p>0.0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0254">
            <text:p>0.03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012">
            <text:p>0.01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012">
            <text:p>0.0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0.0068">
            <text:p>-0.0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0.0068">
            <text:p>-0.0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0.0099">
            <text:p>-0.0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0.0099">
            <text:p>-0.0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0038">
            <text:p>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0038">
            <text:p>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0.0069">
            <text:p>-0.01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0.0069">
            <text:p>-0.01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0.0145">
            <text:p>-0.01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0.0145">
            <text:p>-0.0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0.0045">
            <text:p>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0.0045">
            <text:p>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0.0171">
            <text:p>-0.02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0.0456">
            <text:p>-0.05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0.0456">
            <text:p>-0.05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0.0857">
            <text:p>-0.0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0.0857">
            <text:p>-0.0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0.1616">
            <text:p>-0.1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0.1616">
            <text:p>-0.1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0.255">
            <text:p>-0.2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0.255">
            <text:p>-0.26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0.4606">
            <text:p>-0.46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0.4606">
            <text:p>-0.46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0.5933">
            <text:p>-0.59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-0.5933">
            <text:p>-0.59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0.6385">
            <text:p>-0.64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0.6385">
            <text:p>-0.64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0.7659">
            <text:p>-0.77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0.7659">
            <text:p>-0.77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0.9433">
            <text:p>-0.9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0.9433">
            <text:p>-0.94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0.9751">
            <text:p>-0.98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0.9751">
            <text:p>-0.98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0.8479">
            <text:p>-0.85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0.8479">
            <text:p>-0.85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0.5296">
            <text:p>-0.53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0.5296">
            <text:p>-0.53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0.3687">
            <text:p>-0.37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0.3687">
            <text:p>-0.37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0.1445">
            <text:p>-0.14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0.1445">
            <text:p>-0.14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0348">
            <text:p>0.03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1412">
            <text:p>0.14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1412">
            <text:p>0.14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275">
            <text:p>0.28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275">
            <text:p>0.28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4605">
            <text:p>0.46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4605">
            <text:p>0.46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5201">
            <text:p>0.52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5201">
            <text:p>0.5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402">
            <text:p>0.4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402">
            <text:p>0.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4117">
            <text:p>0.41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4117">
            <text:p>0.41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3863">
            <text:p>0.39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3863">
            <text:p>0.3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5548">
            <text:p>0.55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5548">
            <text:p>0.55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438">
            <text:p>0.44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438">
            <text:p>0.44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4226">
            <text:p>0.42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4226">
            <text:p>0.42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5477">
            <text:p>0.55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5477">
            <text:p>0.55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5135">
            <text:p>0.51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5135">
            <text:p>0.51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4727">
            <text:p>0.47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4727">
            <text:p>0.47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3514">
            <text:p>0.35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353">
            <text:p>0.3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353">
            <text:p>0.35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3546">
            <text:p>0.35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3546">
            <text:p>0.35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2638">
            <text:p>0.26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2638">
            <text:p>0.26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2099">
            <text:p>0.21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2099">
            <text:p>0.21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108">
            <text:p>0.11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108">
            <text:p>0.11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0421">
            <text:p>0.04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421">
            <text:p>0.04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0348">
            <text:p>0.03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0348">
            <text:p>0.03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0287">
            <text:p>0.03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0287">
            <text:p>0.03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0102">
            <text:p>0.01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0102">
            <text:p>0.01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0084">
            <text:p>0.01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0084">
            <text:p>0.01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-0.0205">
            <text:p>-0.02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-0.0205">
            <text:p>-0.02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0016">
            <text:p>0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0016">
            <text:p>0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0311">
            <text:p>0.03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0311">
            <text:p>0.03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0.0003">
            <text:p>0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-0.0003">
            <text:p>0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0164">
            <text:p>0.02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-0.0057">
            <text:p>-0.01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-0.0057">
            <text:p>-0.01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-0.0084">
            <text:p>-0.01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-0.0084">
            <text:p>-0.01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008">
            <text:p>0.01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008">
            <text:p>0.01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-0.0162">
            <text:p>-0.02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-0.0162">
            <text:p>-0.02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0039">
            <text:p>0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0039">
            <text:p>0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-0.0216">
            <text:p>-0.02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-0.0216">
            <text:p>-0.02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-0.0268">
            <text:p>-0.03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-0.0268">
            <text:p>-0.03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-0.0035">
            <text:p>0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-0.0035">
            <text:p>0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0169">
            <text:p>0.02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0169">
            <text:p>0.02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0358">
            <text:p>0.04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0358">
            <text:p>0.04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0548">
            <text:p>0.05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0548">
            <text:p>0.05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133">
            <text:p>0.01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0133">
            <text:p>0.01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0032">
            <text:p>0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0032">
            <text:p>0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0342">
            <text:p>0.03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0244">
            <text:p>0.02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0244">
            <text:p>0.02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0104">
            <text:p>0.01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0104">
            <text:p>0.01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0088">
            <text:p>0.0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88">
            <text:p>0.01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0039">
            <text:p>0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0039">
            <text:p>0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0264">
            <text:p>0.03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0264">
            <text:p>0.03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0302">
            <text:p>0.03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0302">
            <text:p>0.03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0108">
            <text:p>0.01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0108">
            <text:p>0.01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-0.0145">
            <text:p>-0.01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-0.0145">
            <text:p>-0.01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-0.0023">
            <text:p>0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-0.0023">
            <text:p>0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0049">
            <text:p>0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0049">
            <text:p>0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017">
            <text:p>0.02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017">
            <text:p>0.02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017">
            <text:p>0.02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number-columns-repeated="2"/>
        </table:table-row>
        <table:table-row table:style-name="ro1">
          <table:table-cell office:value-type="float" office:value="451">
            <text:p>451</text:p>
          </table:table-cell>
          <table:table-cell table:number-columns-repeated="2"/>
        </table:table-row>
        <table:table-row table:style-name="ro1">
          <table:table-cell office:value-type="float" office:value="452">
            <text:p>452</text:p>
          </table:table-cell>
          <table:table-cell table:number-columns-repeated="2"/>
        </table:table-row>
        <table:table-row table:style-name="ro1">
          <table:table-cell office:value-type="float" office:value="453">
            <text:p>453</text:p>
          </table:table-cell>
          <table:table-cell table:number-columns-repeated="2"/>
        </table:table-row>
        <table:table-row table:style-name="ro1">
          <table:table-cell office:value-type="float" office:value="454">
            <text:p>454</text:p>
          </table:table-cell>
          <table:table-cell table:number-columns-repeated="2"/>
        </table:table-row>
        <table:table-row table:style-name="ro1">
          <table:table-cell office:value-type="float" office:value="455">
            <text:p>455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table:number-columns-repeated="2"/>
        </table:table-row>
        <table:table-row table:style-name="ro1">
          <table:table-cell office:value-type="float" office:value="457">
            <text:p>457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table:number-columns-repeated="2"/>
        </table:table-row>
        <table:table-row table:style-name="ro1">
          <table:table-cell office:value-type="float" office:value="464">
            <text:p>464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table:number-columns-repeated="2"/>
        </table:table-row>
        <table:table-row table:style-name="ro1">
          <table:table-cell office:value-type="float" office:value="493">
            <text:p>493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table:number-columns-repeated="2"/>
        </table:table-row>
      </table:table>
      <table:table table:name="scratch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0.0277">
            <text:p>0.03</text:p>
          </table:table-cell>
          <table:table-cell office:value-type="float" office:value="686.4991">
            <text:p>686.5</text:p>
          </table:table-cell>
        </table:table-row>
        <table:table-row table:style-name="ro1">
          <table:table-cell office:value-type="float" office:value="0.0206">
            <text:p>0.02</text:p>
          </table:table-cell>
          <table:table-cell office:value-type="float" office:value="691.2277">
            <text:p>691.23</text:p>
          </table:table-cell>
        </table:table-row>
        <table:table-row table:style-name="ro1">
          <table:table-cell office:value-type="float" office:value="0.0206">
            <text:p>0.02</text:p>
          </table:table-cell>
          <table:table-cell office:value-type="float" office:value="695.6302">
            <text:p>695.63</text:p>
          </table:table-cell>
        </table:table-row>
        <table:table-row table:style-name="ro1">
          <table:table-cell office:value-type="float" office:value="0.0243">
            <text:p>0.02</text:p>
          </table:table-cell>
          <table:table-cell office:value-type="float" office:value="700.058">
            <text:p>700.06</text:p>
          </table:table-cell>
        </table:table-row>
        <table:table-row table:style-name="ro1">
          <table:table-cell office:value-type="float" office:value="0.0243">
            <text:p>0.02</text:p>
          </table:table-cell>
          <table:table-cell office:value-type="float" office:value="704.4973">
            <text:p>704.5</text:p>
          </table:table-cell>
        </table:table-row>
        <table:table-row table:style-name="ro1">
          <table:table-cell office:value-type="float" office:value="0.0264">
            <text:p>0.03</text:p>
          </table:table-cell>
          <table:table-cell office:value-type="float" office:value="709.1232">
            <text:p>709.12</text:p>
          </table:table-cell>
        </table:table-row>
        <table:table-row table:style-name="ro1">
          <table:table-cell office:value-type="float" office:value="0.0264">
            <text:p>0.03</text:p>
          </table:table-cell>
          <table:table-cell office:value-type="float" office:value="713.9058">
            <text:p>713.91</text:p>
          </table:table-cell>
        </table:table-row>
        <table:table-row table:style-name="ro1">
          <table:table-cell office:value-type="float" office:value="0.0144">
            <text:p>0.01</text:p>
          </table:table-cell>
          <table:table-cell office:value-type="float" office:value="717.739">
            <text:p>717.74</text:p>
          </table:table-cell>
        </table:table-row>
        <table:table-row table:style-name="ro1">
          <table:table-cell office:value-type="float" office:value="0.0144">
            <text:p>0.01</text:p>
          </table:table-cell>
          <table:table-cell office:value-type="float" office:value="720.7056">
            <text:p>720.71</text:p>
          </table:table-cell>
        </table:table-row>
        <table:table-row table:style-name="ro1">
          <table:table-cell office:value-type="float" office:value="0.0032">
            <text:p>0</text:p>
          </table:table-cell>
          <table:table-cell office:value-type="float" office:value="721.8699">
            <text:p>721.87</text:p>
          </table:table-cell>
        </table:table-row>
        <table:table-row table:style-name="ro1">
          <table:table-cell office:value-type="float" office:value="0.0032">
            <text:p>0</text:p>
          </table:table-cell>
          <table:table-cell office:value-type="float" office:value="721.4045">
            <text:p>721.4</text:p>
          </table:table-cell>
        </table:table-row>
        <table:table-row table:style-name="ro1">
          <table:table-cell office:value-type="float" office:value="0.0094">
            <text:p>0.01</text:p>
          </table:table-cell>
          <table:table-cell office:value-type="float" office:value="720.0312">
            <text:p>720.03</text:p>
          </table:table-cell>
        </table:table-row>
        <table:table-row table:style-name="ro1">
          <table:table-cell office:value-type="float" office:value="0.0094">
            <text:p>0.01</text:p>
          </table:table-cell>
          <table:table-cell office:value-type="float" office:value="717.8419">
            <text:p>717.84</text:p>
          </table:table-cell>
        </table:table-row>
        <table:table-row table:style-name="ro1">
          <table:table-cell office:value-type="float" office:value="0.0227">
            <text:p>0.02</text:p>
          </table:table-cell>
          <table:table-cell office:value-type="float" office:value="716.1217">
            <text:p>716.12</text:p>
          </table:table-cell>
        </table:table-row>
        <table:table-row table:style-name="ro1">
          <table:table-cell office:value-type="float" office:value="0.0227">
            <text:p>0.02</text:p>
          </table:table-cell>
          <table:table-cell office:value-type="float" office:value="714.8292">
            <text:p>714.83</text:p>
          </table:table-cell>
        </table:table-row>
        <table:table-row table:style-name="ro1">
          <table:table-cell office:value-type="float" office:value="0.0122">
            <text:p>0.01</text:p>
          </table:table-cell>
          <table:table-cell office:value-type="float" office:value="712.9791">
            <text:p>712.98</text:p>
          </table:table-cell>
        </table:table-row>
        <table:table-row table:style-name="ro1">
          <table:table-cell office:value-type="float" office:value="0.0122">
            <text:p>0.01</text:p>
          </table:table-cell>
          <table:table-cell office:value-type="float" office:value="710.6302">
            <text:p>710.63</text:p>
          </table:table-cell>
        </table:table-row>
        <table:table-row table:style-name="ro1">
          <table:table-cell office:value-type="float" office:value="0.0088">
            <text:p>0.01</text:p>
          </table:table-cell>
          <table:table-cell office:value-type="float" office:value="707.5289">
            <text:p>707.53</text:p>
          </table:table-cell>
        </table:table-row>
        <table:table-row table:style-name="ro1">
          <table:table-cell office:value-type="float" office:value="0.0088">
            <text:p>0.01</text:p>
          </table:table-cell>
          <table:table-cell office:value-type="float" office:value="703.7563">
            <text:p>703.76</text:p>
          </table:table-cell>
        </table:table-row>
        <table:table-row table:style-name="ro1">
          <table:table-cell office:value-type="float" office:value="0.0172">
            <text:p>0.02</text:p>
          </table:table-cell>
          <table:table-cell office:value-type="float" office:value="700.147">
            <text:p>700.15</text:p>
          </table:table-cell>
        </table:table-row>
        <table:table-row table:style-name="ro1">
          <table:table-cell office:value-type="float" office:value="0.0104">
            <text:p>0.01</text:p>
          </table:table-cell>
          <table:table-cell office:value-type="float" office:value="696.0774">
            <text:p>696.08</text:p>
          </table:table-cell>
        </table:table-row>
        <table:table-row table:style-name="ro1">
          <table:table-cell office:value-type="float" office:value="0.0104">
            <text:p>0.01</text:p>
          </table:table-cell>
          <table:table-cell office:value-type="float" office:value="691.6027">
            <text:p>691.6</text:p>
          </table:table-cell>
        </table:table-row>
        <table:table-row table:style-name="ro1">
          <table:table-cell office:value-type="float" office:value="-0.0012">
            <text:p>0</text:p>
          </table:table-cell>
          <table:table-cell office:value-type="float" office:value="685.7274">
            <text:p>685.73</text:p>
          </table:table-cell>
        </table:table-row>
        <table:table-row table:style-name="ro1">
          <table:table-cell office:value-type="float" office:value="-0.0012">
            <text:p>0</text:p>
          </table:table-cell>
          <table:table-cell office:value-type="float" office:value="678.603">
            <text:p>678.6</text:p>
          </table:table-cell>
        </table:table-row>
        <table:table-row table:style-name="ro1">
          <table:table-cell office:value-type="float" office:value="0.0147">
            <text:p>0.01</text:p>
          </table:table-cell>
          <table:table-cell office:value-type="float" office:value="671.8002">
            <text:p>671.8</text:p>
          </table:table-cell>
        </table:table-row>
        <table:table-row table:style-name="ro1">
          <table:table-cell office:value-type="float" office:value="0.0147">
            <text:p>0.01</text:p>
          </table:table-cell>
          <table:table-cell office:value-type="float" office:value="665.3049">
            <text:p>665.3</text:p>
          </table:table-cell>
        </table:table-row>
        <table:table-row table:style-name="ro1">
          <table:table-cell office:value-type="float" office:value="0.0182">
            <text:p>0.02</text:p>
          </table:table-cell>
          <table:table-cell office:value-type="float" office:value="659.4224">
            <text:p>659.42</text:p>
          </table:table-cell>
        </table:table-row>
        <table:table-row table:style-name="ro1">
          <table:table-cell office:value-type="float" office:value="0.0182">
            <text:p>0.02</text:p>
          </table:table-cell>
          <table:table-cell office:value-type="float" office:value="654.1078">
            <text:p>654.11</text:p>
          </table:table-cell>
        </table:table-row>
        <table:table-row table:style-name="ro1">
          <table:table-cell office:value-type="float" office:value="0.0123">
            <text:p>0.01</text:p>
          </table:table-cell>
          <table:table-cell office:value-type="float" office:value="648.7906">
            <text:p>648.79</text:p>
          </table:table-cell>
        </table:table-row>
        <table:table-row table:style-name="ro1">
          <table:table-cell office:value-type="float" office:value="0.0123">
            <text:p>0.01</text:p>
          </table:table-cell>
          <table:table-cell office:value-type="float" office:value="643.4842">
            <text:p>643.48</text:p>
          </table:table-cell>
        </table:table-row>
        <table:table-row table:style-name="ro1">
          <table:table-cell office:value-type="float" office:value="0.0145">
            <text:p>0.01</text:p>
          </table:table-cell>
          <table:table-cell office:value-type="float" office:value="638.399">
            <text:p>638.4</text:p>
          </table:table-cell>
        </table:table-row>
        <table:table-row table:style-name="ro1">
          <table:table-cell office:value-type="float" office:value="0.0145">
            <text:p>0.01</text:p>
          </table:table-cell>
          <table:table-cell office:value-type="float" office:value="633.5263">
            <text:p>633.53</text:p>
          </table:table-cell>
        </table:table-row>
        <table:table-row table:style-name="ro1">
          <table:table-cell office:value-type="float" office:value="0.026">
            <text:p>0.03</text:p>
          </table:table-cell>
          <table:table-cell office:value-type="float" office:value="629.8925">
            <text:p>629.89</text:p>
          </table:table-cell>
        </table:table-row>
        <table:table-row table:style-name="ro1">
          <table:table-cell office:value-type="float" office:value="0.026">
            <text:p>0.03</text:p>
          </table:table-cell>
          <table:table-cell office:value-type="float" office:value="627.3857">
            <text:p>627.39</text:p>
          </table:table-cell>
        </table:table-row>
        <table:table-row table:style-name="ro1">
          <table:table-cell office:value-type="float" office:value="0.0161">
            <text:p>0.02</text:p>
          </table:table-cell>
          <table:table-cell office:value-type="float" office:value="625.0107">
            <text:p>625.01</text:p>
          </table:table-cell>
        </table:table-row>
        <table:table-row table:style-name="ro1">
          <table:table-cell office:value-type="float" office:value="0.0161">
            <text:p>0.02</text:p>
          </table:table-cell>
          <table:table-cell office:value-type="float" office:value="622.7604">
            <text:p>622.76</text:p>
          </table:table-cell>
        </table:table-row>
        <table:table-row table:style-name="ro1">
          <table:table-cell office:value-type="float" office:value="0.0148">
            <text:p>0.01</text:p>
          </table:table-cell>
          <table:table-cell office:value-type="float" office:value="620.5073">
            <text:p>620.51</text:p>
          </table:table-cell>
        </table:table-row>
        <table:table-row table:style-name="ro1">
          <table:table-cell office:value-type="float" office:value="0.0148">
            <text:p>0.01</text:p>
          </table:table-cell>
          <table:table-cell office:value-type="float" office:value="618.2572">
            <text:p>618.26</text:p>
          </table:table-cell>
        </table:table-row>
        <table:table-row table:style-name="ro1">
          <table:table-cell office:value-type="float" office:value="0.017">
            <text:p>0.02</text:p>
          </table:table-cell>
          <table:table-cell office:value-type="float" office:value="616.2136">
            <text:p>616.21</text:p>
          </table:table-cell>
        </table:table-row>
        <table:table-row table:style-name="ro1">
          <table:table-cell office:value-type="float" office:value="0.017">
            <text:p>0.02</text:p>
          </table:table-cell>
          <table:table-cell office:value-type="float" office:value="614.3616">
            <text:p>614.36</text:p>
          </table:table-cell>
        </table:table-row>
        <table:table-row table:style-name="ro1">
          <table:table-cell office:value-type="float" office:value="0.0017">
            <text:p>0</text:p>
          </table:table-cell>
          <table:table-cell office:value-type="float" office:value="611.3107">
            <text:p>611.31</text:p>
          </table:table-cell>
        </table:table-row>
        <table:table-row table:style-name="ro1">
          <table:table-cell office:value-type="float" office:value="0.0017">
            <text:p>0</text:p>
          </table:table-cell>
          <table:table-cell office:value-type="float" office:value="607.1854">
            <text:p>607.19</text:p>
          </table:table-cell>
        </table:table-row>
        <table:table-row table:style-name="ro1">
          <table:table-cell office:value-type="float" office:value="0.0289">
            <text:p>0.03</text:p>
          </table:table-cell>
          <table:table-cell office:value-type="float" office:value="604.5563">
            <text:p>604.56</text:p>
          </table:table-cell>
        </table:table-row>
        <table:table-row table:style-name="ro1">
          <table:table-cell office:value-type="float" office:value="0.0289">
            <text:p>0.03</text:p>
          </table:table-cell>
          <table:table-cell office:value-type="float" office:value="603.2839">
            <text:p>603.28</text:p>
          </table:table-cell>
        </table:table-row>
        <table:table-row table:style-name="ro1">
          <table:table-cell office:value-type="float" office:value="0.0217">
            <text:p>0.02</text:p>
          </table:table-cell>
          <table:table-cell office:value-type="float" office:value="602.5896">
            <text:p>602.59</text:p>
          </table:table-cell>
        </table:table-row>
        <table:table-row table:style-name="ro1">
          <table:table-cell office:value-type="float" office:value="0.0217">
            <text:p>0.02</text:p>
          </table:table-cell>
          <table:table-cell office:value-type="float" office:value="602.4188">
            <text:p>602.42</text:p>
          </table:table-cell>
        </table:table-row>
        <table:table-row table:style-name="ro1">
          <table:table-cell office:value-type="float" office:value="0.0022">
            <text:p>0</text:p>
          </table:table-cell>
          <table:table-cell office:value-type="float" office:value="600.959">
            <text:p>600.96</text:p>
          </table:table-cell>
        </table:table-row>
        <table:table-row table:style-name="ro1">
          <table:table-cell office:value-type="float" office:value="0.0148">
            <text:p>0.01</text:p>
          </table:table-cell>
          <table:table-cell office:value-type="float" office:value="599.4738">
            <text:p>599.47</text:p>
          </table:table-cell>
        </table:table-row>
        <table:table-row table:style-name="ro1">
          <table:table-cell office:value-type="float" office:value="0.0148">
            <text:p>0.01</text:p>
          </table:table-cell>
          <table:table-cell office:value-type="float" office:value="597.9694">
            <text:p>597.97</text:p>
          </table:table-cell>
        </table:table-row>
        <table:table-row table:style-name="ro1">
          <table:table-cell office:value-type="float" office:value="0.017">
            <text:p>0.02</text:p>
          </table:table-cell>
          <table:table-cell office:value-type="float" office:value="596.6495">
            <text:p>596.65</text:p>
          </table:table-cell>
        </table:table-row>
        <table:table-row table:style-name="ro1">
          <table:table-cell office:value-type="float" office:value="0.017">
            <text:p>0.02</text:p>
          </table:table-cell>
          <table:table-cell office:value-type="float" office:value="595.4995">
            <text:p>595.5</text:p>
          </table:table-cell>
        </table:table-row>
        <table:table-row table:style-name="ro1">
          <table:table-cell office:value-type="float" office:value="0.016">
            <text:p>0.02</text:p>
          </table:table-cell>
          <table:table-cell office:value-type="float" office:value="594.4175">
            <text:p>594.42</text:p>
          </table:table-cell>
        </table:table-row>
        <table:table-row table:style-name="ro1">
          <table:table-cell office:value-type="float" office:value="0.016">
            <text:p>0.02</text:p>
          </table:table-cell>
          <table:table-cell office:value-type="float" office:value="593.3998">
            <text:p>593.4</text:p>
          </table:table-cell>
        </table:table-row>
        <table:table-row table:style-name="ro1">
          <table:table-cell office:value-type="float" office:value="0.0138">
            <text:p>0.01</text:p>
          </table:table-cell>
          <table:table-cell office:value-type="float" office:value="592.2443">
            <text:p>592.24</text:p>
          </table:table-cell>
        </table:table-row>
        <table:table-row table:style-name="ro1">
          <table:table-cell office:value-type="float" office:value="0.0138">
            <text:p>0.01</text:p>
          </table:table-cell>
          <table:table-cell office:value-type="float" office:value="590.9673">
            <text:p>590.97</text:p>
          </table:table-cell>
        </table:table-row>
        <table:table-row table:style-name="ro1">
          <table:table-cell office:value-type="float" office:value="0.0137">
            <text:p>0.01</text:p>
          </table:table-cell>
          <table:table-cell office:value-type="float" office:value="589.5731">
            <text:p>589.57</text:p>
          </table:table-cell>
        </table:table-row>
        <table:table-row table:style-name="ro1">
          <table:table-cell office:value-type="float" office:value="0.0137">
            <text:p>0.01</text:p>
          </table:table-cell>
          <table:table-cell office:value-type="float" office:value="588.0762">
            <text:p>588.08</text:p>
          </table:table-cell>
        </table:table-row>
        <table:table-row table:style-name="ro1">
          <table:table-cell office:value-type="float" office:value="0.0159">
            <text:p>0.02</text:p>
          </table:table-cell>
          <table:table-cell office:value-type="float" office:value="586.6889">
            <text:p>586.69</text:p>
          </table:table-cell>
        </table:table-row>
        <table:table-row table:style-name="ro1">
          <table:table-cell office:value-type="float" office:value="0.0159">
            <text:p>0.02</text:p>
          </table:table-cell>
          <table:table-cell office:value-type="float" office:value="585.4039">
            <text:p>585.4</text:p>
          </table:table-cell>
        </table:table-row>
        <table:table-row table:style-name="ro1">
          <table:table-cell office:value-type="float" office:value="0.0232">
            <text:p>0.02</text:p>
          </table:table-cell>
          <table:table-cell office:value-type="float" office:value="584.8749">
            <text:p>584.87</text:p>
          </table:table-cell>
        </table:table-row>
        <table:table-row table:style-name="ro1">
          <table:table-cell office:value-type="float" office:value="0.0232">
            <text:p>0.02</text:p>
          </table:table-cell>
          <table:table-cell office:value-type="float" office:value="585.0297">
            <text:p>585.03</text:p>
          </table:table-cell>
        </table:table-row>
        <table:table-row table:style-name="ro1">
          <table:table-cell office:value-type="float" office:value="0.0292">
            <text:p>0.03</text:p>
          </table:table-cell>
          <table:table-cell office:value-type="float" office:value="586.3407">
            <text:p>586.34</text:p>
          </table:table-cell>
        </table:table-row>
        <table:table-row table:style-name="ro1">
          <table:table-cell office:value-type="float" office:value="0.0292">
            <text:p>0.03</text:p>
          </table:table-cell>
          <table:table-cell office:value-type="float" office:value="588.6919">
            <text:p>588.69</text:p>
          </table:table-cell>
        </table:table-row>
        <table:table-row table:style-name="ro1">
          <table:table-cell office:value-type="float" office:value="0.0302">
            <text:p>0.03</text:p>
          </table:table-cell>
          <table:table-cell office:value-type="float" office:value="592.064">
            <text:p>592.06</text:p>
          </table:table-cell>
        </table:table-row>
        <table:table-row table:style-name="ro1">
          <table:table-cell office:value-type="float" office:value="0.0302">
            <text:p>0.03</text:p>
          </table:table-cell>
          <table:table-cell office:value-type="float" office:value="596.3492">
            <text:p>596.35</text:p>
          </table:table-cell>
        </table:table-row>
        <table:table-row table:style-name="ro1">
          <table:table-cell office:value-type="float" office:value="0.0382">
            <text:p>0.04</text:p>
          </table:table-cell>
          <table:table-cell office:value-type="float" office:value="602.1743">
            <text:p>602.17</text:p>
          </table:table-cell>
        </table:table-row>
        <table:table-row table:style-name="ro1">
          <table:table-cell office:value-type="float" office:value="0.0382">
            <text:p>0.04</text:p>
          </table:table-cell>
          <table:table-cell office:value-type="float" office:value="609.3746">
            <text:p>609.37</text:p>
          </table:table-cell>
        </table:table-row>
        <table:table-row table:style-name="ro1">
          <table:table-cell office:value-type="float" office:value="0.0367">
            <text:p>0.04</text:p>
          </table:table-cell>
          <table:table-cell office:value-type="float" office:value="617.666">
            <text:p>617.67</text:p>
          </table:table-cell>
        </table:table-row>
        <table:table-row table:style-name="ro1">
          <table:table-cell office:value-type="float" office:value="0.0367">
            <text:p>0.04</text:p>
          </table:table-cell>
          <table:table-cell office:value-type="float" office:value="626.9213">
            <text:p>626.92</text:p>
          </table:table-cell>
        </table:table-row>
        <table:table-row table:style-name="ro1">
          <table:table-cell office:value-type="float" office:value="0.0295">
            <text:p>0.03</text:p>
          </table:table-cell>
          <table:table-cell office:value-type="float" office:value="636.3737">
            <text:p>636.37</text:p>
          </table:table-cell>
        </table:table-row>
        <table:table-row table:style-name="ro1">
          <table:table-cell office:value-type="float" office:value="0.0295">
            <text:p>0.03</text:p>
          </table:table-cell>
          <table:table-cell office:value-type="float" office:value="645.9805">
            <text:p>645.98</text:p>
          </table:table-cell>
        </table:table-row>
        <table:table-row table:style-name="ro1">
          <table:table-cell office:value-type="float" office:value="0.0346">
            <text:p>0.03</text:p>
          </table:table-cell>
          <table:table-cell office:value-type="float" office:value="656.1541">
            <text:p>656.15</text:p>
          </table:table-cell>
        </table:table-row>
        <table:table-row table:style-name="ro1">
          <table:table-cell office:value-type="float" office:value="0.0346">
            <text:p>0.03</text:p>
          </table:table-cell>
          <table:table-cell office:value-type="float" office:value="666.8135">
            <text:p>666.81</text:p>
          </table:table-cell>
        </table:table-row>
        <table:table-row table:style-name="ro1">
          <table:table-cell office:value-type="float" office:value="0.0331">
            <text:p>0.03</text:p>
          </table:table-cell>
          <table:table-cell office:value-type="float" office:value="677.7529">
            <text:p>677.75</text:p>
          </table:table-cell>
        </table:table-row>
        <table:table-row table:style-name="ro1">
          <table:table-cell office:value-type="float" office:value="0.0331">
            <text:p>0.03</text:p>
          </table:table-cell>
          <table:table-cell office:value-type="float" office:value="688.9175">
            <text:p>688.92</text:p>
          </table:table-cell>
        </table:table-row>
        <table:table-row table:style-name="ro1">
          <table:table-cell office:value-type="float" office:value="0.0238">
            <text:p>0.02</text:p>
          </table:table-cell>
          <table:table-cell office:value-type="float" office:value="699.4206">
            <text:p>699.42</text:p>
          </table:table-cell>
        </table:table-row>
        <table:table-row table:style-name="ro1">
          <table:table-cell office:value-type="float" office:value="0.0203">
            <text:p>0.02</text:p>
          </table:table-cell>
          <table:table-cell office:value-type="float" office:value="708.9812">
            <text:p>708.98</text:p>
          </table:table-cell>
        </table:table-row>
        <table:table-row table:style-name="ro1">
          <table:table-cell office:value-type="float" office:value="0.0203">
            <text:p>0.02</text:p>
          </table:table-cell>
          <table:table-cell office:value-type="float" office:value="717.6673">
            <text:p>717.67</text:p>
          </table:table-cell>
        </table:table-row>
        <table:table-row table:style-name="ro1">
          <table:table-cell office:value-type="float" office:value="0.013">
            <text:p>0.01</text:p>
          </table:table-cell>
          <table:table-cell office:value-type="float" office:value="724.8818">
            <text:p>724.88</text:p>
          </table:table-cell>
        </table:table-row>
        <table:table-row table:style-name="ro1">
          <table:table-cell office:value-type="float" office:value="0.013">
            <text:p>0.01</text:p>
          </table:table-cell>
          <table:table-cell office:value-type="float" office:value="730.7501">
            <text:p>730.75</text:p>
          </table:table-cell>
        </table:table-row>
        <table:table-row table:style-name="ro1">
          <table:table-cell office:value-type="float" office:value="0.0036">
            <text:p>0</text:p>
          </table:table-cell>
          <table:table-cell office:value-type="float" office:value="734.541">
            <text:p>734.54</text:p>
          </table:table-cell>
        </table:table-row>
        <table:table-row table:style-name="ro1">
          <table:table-cell office:value-type="float" office:value="0.0036">
            <text:p>0</text:p>
          </table:table-cell>
          <table:table-cell office:value-type="float" office:value="736.4476">
            <text:p>736.45</text:p>
          </table:table-cell>
        </table:table-row>
        <table:table-row table:style-name="ro1">
          <table:table-cell office:value-type="float" office:value="0.0061">
            <text:p>0.01</text:p>
          </table:table-cell>
          <table:table-cell office:value-type="float" office:value="736.8801">
            <text:p>736.88</text:p>
          </table:table-cell>
        </table:table-row>
        <table:table-row table:style-name="ro1">
          <table:table-cell office:value-type="float" office:value="0.0061">
            <text:p>0.01</text:p>
          </table:table-cell>
          <table:table-cell office:value-type="float" office:value="735.9811">
            <text:p>735.98</text:p>
          </table:table-cell>
        </table:table-row>
        <table:table-row table:style-name="ro1">
          <table:table-cell office:value-type="float" office:value="0.007">
            <text:p>0.01</text:p>
          </table:table-cell>
          <table:table-cell office:value-type="float" office:value="733.9597">
            <text:p>733.96</text:p>
          </table:table-cell>
        </table:table-row>
        <table:table-row table:style-name="ro1">
          <table:table-cell office:value-type="float" office:value="0.007">
            <text:p>0.01</text:p>
          </table:table-cell>
          <table:table-cell office:value-type="float" office:value="730.9305">
            <text:p>730.93</text:p>
          </table:table-cell>
        </table:table-row>
        <table:table-row table:style-name="ro1">
          <table:table-cell office:value-type="float" office:value="-0.0023">
            <text:p>0</text:p>
          </table:table-cell>
          <table:table-cell office:value-type="float" office:value="726.1624">
            <text:p>726.16</text:p>
          </table:table-cell>
        </table:table-row>
        <table:table-row table:style-name="ro1">
          <table:table-cell office:value-type="float" office:value="-0.0023">
            <text:p>0</text:p>
          </table:table-cell>
          <table:table-cell office:value-type="float" office:value="719.837">
            <text:p>719.84</text:p>
          </table:table-cell>
        </table:table-row>
        <table:table-row table:style-name="ro1">
          <table:table-cell office:value-type="float" office:value="0.0094">
            <text:p>0.01</text:p>
          </table:table-cell>
          <table:table-cell office:value-type="float" office:value="713.1788">
            <text:p>713.18</text:p>
          </table:table-cell>
        </table:table-row>
        <table:table-row table:style-name="ro1">
          <table:table-cell office:value-type="float" office:value="0.0094">
            <text:p>0.01</text:p>
          </table:table-cell>
          <table:table-cell office:value-type="float" office:value="706.2371">
            <text:p>706.24</text:p>
          </table:table-cell>
        </table:table-row>
        <table:table-row table:style-name="ro1">
          <table:table-cell office:value-type="float" office:value="0.0059">
            <text:p>0.01</text:p>
          </table:table-cell>
          <table:table-cell office:value-type="float" office:value="698.7374">
            <text:p>698.74</text:p>
          </table:table-cell>
        </table:table-row>
        <table:table-row table:style-name="ro1">
          <table:table-cell office:value-type="float" office:value="0.0059">
            <text:p>0.01</text:p>
          </table:table-cell>
          <table:table-cell office:value-type="float" office:value="690.7529">
            <text:p>690.75</text:p>
          </table:table-cell>
        </table:table-row>
        <table:table-row table:style-name="ro1">
          <table:table-cell office:value-type="float" office:value="-0.0016">
            <text:p>0</text:p>
          </table:table-cell>
          <table:table-cell office:value-type="float" office:value="681.6792">
            <text:p>681.68</text:p>
          </table:table-cell>
        </table:table-row>
        <table:table-row table:style-name="ro1">
          <table:table-cell office:value-type="float" office:value="-0.0016">
            <text:p>0</text:p>
          </table:table-cell>
          <table:table-cell office:value-type="float" office:value="671.6453">
            <text:p>671.65</text:p>
          </table:table-cell>
        </table:table-row>
        <table:table-row table:style-name="ro1">
          <table:table-cell office:value-type="float" office:value="0.0078">
            <text:p>0.01</text:p>
          </table:table-cell>
          <table:table-cell office:value-type="float" office:value="661.6175">
            <text:p>661.62</text:p>
          </table:table-cell>
        </table:table-row>
        <table:table-row table:style-name="ro1">
          <table:table-cell office:value-type="float" office:value="0.0078">
            <text:p>0.01</text:p>
          </table:table-cell>
          <table:table-cell office:value-type="float" office:value="651.6204">
            <text:p>651.62</text:p>
          </table:table-cell>
        </table:table-row>
        <table:table-row table:style-name="ro1">
          <table:table-cell office:value-type="float" office:value="0.0097">
            <text:p>0.01</text:p>
          </table:table-cell>
          <table:table-cell office:value-type="float" office:value="641.8411">
            <text:p>641.84</text:p>
          </table:table-cell>
        </table:table-row>
        <table:table-row table:style-name="ro1">
          <table:table-cell office:value-type="float" office:value="0.0097">
            <text:p>0.01</text:p>
          </table:table-cell>
          <table:table-cell office:value-type="float" office:value="632.2829">
            <text:p>632.28</text:p>
          </table:table-cell>
        </table:table-row>
        <table:table-row table:style-name="ro1">
          <table:table-cell office:value-type="float" office:value="0.0088">
            <text:p>0.01</text:p>
          </table:table-cell>
          <table:table-cell office:value-type="float" office:value="622.871">
            <text:p>622.87</text:p>
          </table:table-cell>
        </table:table-row>
        <table:table-row table:style-name="ro1">
          <table:table-cell office:value-type="float" office:value="0.0088">
            <text:p>0.01</text:p>
          </table:table-cell>
          <table:table-cell office:value-type="float" office:value="613.6146">
            <text:p>613.61</text:p>
          </table:table-cell>
        </table:table-row>
        <table:table-row table:style-name="ro1">
          <table:table-cell office:value-type="float" office:value="0.0308">
            <text:p>0.03</text:p>
          </table:table-cell>
          <table:table-cell office:value-type="float" office:value="606.5038">
            <text:p>606.5</text:p>
          </table:table-cell>
        </table:table-row>
        <table:table-row table:style-name="ro1">
          <table:table-cell office:value-type="float" office:value="0.0308">
            <text:p>0.03</text:p>
          </table:table-cell>
          <table:table-cell office:value-type="float" office:value="601.347">
            <text:p>601.35</text:p>
          </table:table-cell>
        </table:table-row>
        <table:table-row table:style-name="ro1">
          <table:table-cell office:value-type="float" office:value="0.0364">
            <text:p>0.04</text:p>
          </table:table-cell>
          <table:table-cell office:value-type="float" office:value="598.473">
            <text:p>598.47</text:p>
          </table:table-cell>
        </table:table-row>
        <table:table-row table:style-name="ro1">
          <table:table-cell office:value-type="float" office:value="0.0344">
            <text:p>0.03</text:p>
          </table:table-cell>
          <table:table-cell office:value-type="float" office:value="597.4904">
            <text:p>597.49</text:p>
          </table:table-cell>
        </table:table-row>
        <table:table-row table:style-name="ro1">
          <table:table-cell office:value-type="float" office:value="0.0344">
            <text:p>0.03</text:p>
          </table:table-cell>
          <table:table-cell office:value-type="float" office:value="598.2172">
            <text:p>598.22</text:p>
          </table:table-cell>
        </table:table-row>
        <table:table-row table:style-name="ro1">
          <table:table-cell office:value-type="float" office:value="0.0333">
            <text:p>0.03</text:p>
          </table:table-cell>
          <table:table-cell office:value-type="float" office:value="600.3859">
            <text:p>600.39</text:p>
          </table:table-cell>
        </table:table-row>
        <table:table-row table:style-name="ro1">
          <table:table-cell office:value-type="float" office:value="0.0333">
            <text:p>0.03</text:p>
          </table:table-cell>
          <table:table-cell office:value-type="float" office:value="603.8502">
            <text:p>603.85</text:p>
          </table:table-cell>
        </table:table-row>
        <table:table-row table:style-name="ro1">
          <table:table-cell office:value-type="float" office:value="0.0347">
            <text:p>0.03</text:p>
          </table:table-cell>
          <table:table-cell office:value-type="float" office:value="608.5965">
            <text:p>608.6</text:p>
          </table:table-cell>
        </table:table-row>
        <table:table-row table:style-name="ro1">
          <table:table-cell office:value-type="float" office:value="0.0347">
            <text:p>0.03</text:p>
          </table:table-cell>
          <table:table-cell office:value-type="float" office:value="614.4879">
            <text:p>614.49</text:p>
          </table:table-cell>
        </table:table-row>
        <table:table-row table:style-name="ro1">
          <table:table-cell office:value-type="float" office:value="0.033">
            <text:p>0.03</text:p>
          </table:table-cell>
          <table:table-cell office:value-type="float" office:value="621.2438">
            <text:p>621.24</text:p>
          </table:table-cell>
        </table:table-row>
        <table:table-row table:style-name="ro1">
          <table:table-cell office:value-type="float" office:value="0.033">
            <text:p>0.03</text:p>
          </table:table-cell>
          <table:table-cell office:value-type="float" office:value="628.7631">
            <text:p>628.76</text:p>
          </table:table-cell>
        </table:table-row>
        <table:table-row table:style-name="ro1">
          <table:table-cell office:value-type="float" office:value="0.0197">
            <text:p>0.02</text:p>
          </table:table-cell>
          <table:table-cell office:value-type="float" office:value="635.7524">
            <text:p>635.75</text:p>
          </table:table-cell>
        </table:table-row>
        <table:table-row table:style-name="ro1">
          <table:table-cell office:value-type="float" office:value="0.0197">
            <text:p>0.02</text:p>
          </table:table-cell>
          <table:table-cell office:value-type="float" office:value="642.246">
            <text:p>642.25</text:p>
          </table:table-cell>
        </table:table-row>
        <table:table-row table:style-name="ro1">
          <table:table-cell office:value-type="float" office:value="0.0047">
            <text:p>0</text:p>
          </table:table-cell>
          <table:table-cell office:value-type="float" office:value="646.9214">
            <text:p>646.92</text:p>
          </table:table-cell>
        </table:table-row>
        <table:table-row table:style-name="ro1">
          <table:table-cell office:value-type="float" office:value="0.0047">
            <text:p>0</text:p>
          </table:table-cell>
          <table:table-cell office:value-type="float" office:value="649.9445">
            <text:p>649.94</text:p>
          </table:table-cell>
        </table:table-row>
        <table:table-row table:style-name="ro1">
          <table:table-cell office:value-type="float" office:value="0.0009">
            <text:p>0</text:p>
          </table:table-cell>
          <table:table-cell office:value-type="float" office:value="651.1274">
            <text:p>651.13</text:p>
          </table:table-cell>
        </table:table-row>
        <table:table-row table:style-name="ro1">
          <table:table-cell office:value-type="float" office:value="0.0009">
            <text:p>0</text:p>
          </table:table-cell>
          <table:table-cell office:value-type="float" office:value="650.6465">
            <text:p>650.65</text:p>
          </table:table-cell>
        </table:table-row>
        <table:table-row table:style-name="ro1">
          <table:table-cell office:value-type="float" office:value="0.0148">
            <text:p>0.01</text:p>
          </table:table-cell>
          <table:table-cell office:value-type="float" office:value="649.9206">
            <text:p>649.92</text:p>
          </table:table-cell>
        </table:table-row>
        <table:table-row table:style-name="ro1">
          <table:table-cell office:value-type="float" office:value="0.0148">
            <text:p>0.01</text:p>
          </table:table-cell>
          <table:table-cell office:value-type="float" office:value="648.9752">
            <text:p>648.98</text:p>
          </table:table-cell>
        </table:table-row>
        <table:table-row table:style-name="ro1">
          <table:table-cell office:value-type="float" office:value="0.0192">
            <text:p>0.02</text:p>
          </table:table-cell>
          <table:table-cell office:value-type="float" office:value="648.2306">
            <text:p>648.23</text:p>
          </table:table-cell>
        </table:table-row>
        <table:table-row table:style-name="ro1">
          <table:table-cell office:value-type="float" office:value="0.0192">
            <text:p>0.02</text:p>
          </table:table-cell>
          <table:table-cell office:value-type="float" office:value="647.669">
            <text:p>647.67</text:p>
          </table:table-cell>
        </table:table-row>
        <table:table-row table:style-name="ro1">
          <table:table-cell office:value-type="float" office:value="0.0077">
            <text:p>0.01</text:p>
          </table:table-cell>
          <table:table-cell office:value-type="float" office:value="646.239">
            <text:p>646.24</text:p>
          </table:table-cell>
        </table:table-row>
        <table:table-row table:style-name="ro1">
          <table:table-cell office:value-type="float" office:value="0.0077">
            <text:p>0.01</text:p>
          </table:table-cell>
          <table:table-cell office:value-type="float" office:value="644.0289">
            <text:p>644.03</text:p>
          </table:table-cell>
        </table:table-row>
        <table:table-row table:style-name="ro1">
          <table:table-cell office:value-type="float" office:value="0.0055">
            <text:p>0.01</text:p>
          </table:table-cell>
          <table:table-cell office:value-type="float" office:value="640.9219">
            <text:p>640.92</text:p>
          </table:table-cell>
        </table:table-row>
        <table:table-row table:style-name="ro1">
          <table:table-cell office:value-type="float" office:value="0.0055">
            <text:p>0.01</text:p>
          </table:table-cell>
          <table:table-cell office:value-type="float" office:value="637.0134">
            <text:p>637.01</text:p>
          </table:table-cell>
        </table:table-row>
        <table:table-row table:style-name="ro1">
          <table:table-cell office:value-type="float" office:value="-0.0025">
            <text:p>0</text:p>
          </table:table-cell>
          <table:table-cell office:value-type="float" office:value="631.6646">
            <text:p>631.66</text:p>
          </table:table-cell>
        </table:table-row>
        <table:table-row table:style-name="ro1">
          <table:table-cell office:value-type="float" office:value="-0.0025">
            <text:p>0</text:p>
          </table:table-cell>
          <table:table-cell office:value-type="float" office:value="625.0292">
            <text:p>625.03</text:p>
          </table:table-cell>
        </table:table-row>
        <table:table-row table:style-name="ro1">
          <table:table-cell office:value-type="float" office:value="-0.0173">
            <text:p>-0.02</text:p>
          </table:table-cell>
          <table:table-cell office:value-type="float" office:value="615.9171">
            <text:p>615.92</text:p>
          </table:table-cell>
        </table:table-row>
        <table:table-row table:style-name="ro1">
          <table:table-cell office:value-type="float" office:value="-0.0173">
            <text:p>-0.02</text:p>
          </table:table-cell>
          <table:table-cell office:value-type="float" office:value="604.5925">
            <text:p>604.59</text:p>
          </table:table-cell>
        </table:table-row>
        <table:table-row table:style-name="ro1">
          <table:table-cell office:value-type="float" office:value="-0.0345">
            <text:p>-0.03</text:p>
          </table:table-cell>
          <table:table-cell office:value-type="float" office:value="589.7469">
            <text:p>589.75</text:p>
          </table:table-cell>
        </table:table-row>
        <table:table-row table:style-name="ro1">
          <table:table-cell office:value-type="float" office:value="-0.097">
            <text:p>-0.1</text:p>
          </table:table-cell>
          <table:table-cell office:value-type="float" office:value="566.1234">
            <text:p>566.12</text:p>
          </table:table-cell>
        </table:table-row>
        <table:table-row table:style-name="ro1">
          <table:table-cell office:value-type="float" office:value="-0.0744">
            <text:p>-0.07</text:p>
          </table:table-cell>
          <table:table-cell office:value-type="float" office:value="536.6738">
            <text:p>536.67</text:p>
          </table:table-cell>
        </table:table-row>
        <table:table-row table:style-name="ro1">
          <table:table-cell office:value-type="float" office:value="-0.146">
            <text:p>-0.15</text:p>
          </table:table-cell>
          <table:table-cell office:value-type="float" office:value="495.5766">
            <text:p>495.58</text:p>
          </table:table-cell>
        </table:table-row>
        <table:table-row table:style-name="ro1">
          <table:table-cell office:value-type="float" office:value="-0.146">
            <text:p>-0.15</text:p>
          </table:table-cell>
          <table:table-cell office:value-type="float" office:value="444.0703">
            <text:p>444.07</text:p>
          </table:table-cell>
        </table:table-row>
        <table:table-row table:style-name="ro1">
          <table:table-cell office:value-type="float" office:value="-0.2129">
            <text:p>-0.21</text:p>
          </table:table-cell>
          <table:table-cell office:value-type="float" office:value="377.2646">
            <text:p>377.26</text:p>
          </table:table-cell>
        </table:table-row>
        <table:table-row table:style-name="ro1">
          <table:table-cell office:value-type="float" office:value="-0.2129">
            <text:p>-0.21</text:p>
          </table:table-cell>
          <table:table-cell office:value-type="float" office:value="296.8184">
            <text:p>296.82</text:p>
          </table:table-cell>
        </table:table-row>
        <table:table-row table:style-name="ro1">
          <table:table-cell office:value-type="float" office:value="-0.2981">
            <text:p>-0.3</text:p>
          </table:table-cell>
          <table:table-cell office:value-type="float" office:value="196.5663">
            <text:p>196.57</text:p>
          </table:table-cell>
        </table:table-row>
        <table:table-row table:style-name="ro1">
          <table:table-cell office:value-type="float" office:value="-0.2981">
            <text:p>-0.3</text:p>
          </table:table-cell>
          <table:table-cell office:value-type="float" office:value="78.69">
            <text:p>78.69</text:p>
          </table:table-cell>
        </table:table-row>
        <table:table-row table:style-name="ro1">
          <table:table-cell office:value-type="float" office:value="-0.4627">
            <text:p>-0.46</text:p>
          </table:table-cell>
          <table:table-cell office:value-type="float" office:value="-69.6505">
            <text:p>-69.65</text:p>
          </table:table-cell>
        </table:table-row>
        <table:table-row table:style-name="ro1">
          <table:table-cell office:value-type="float" office:value="-0.4627">
            <text:p>-0.46</text:p>
          </table:table-cell>
          <table:table-cell office:value-type="float" office:value="-245.1141">
            <text:p>-245.11</text:p>
          </table:table-cell>
        </table:table-row>
        <table:table-row table:style-name="ro1">
          <table:table-cell office:value-type="float" office:value="-0.6123">
            <text:p>-0.61</text:p>
          </table:table-cell>
          <table:table-cell office:value-type="float" office:value="-458.1166">
            <text:p>-458.12</text:p>
          </table:table-cell>
        </table:table-row>
        <table:table-row table:style-name="ro1">
          <table:table-cell office:value-type="float" office:value="-0.6123">
            <text:p>-0.61</text:p>
          </table:table-cell>
          <table:table-cell office:value-type="float" office:value="-704.4655">
            <text:p>-704.47</text:p>
          </table:table-cell>
        </table:table-row>
        <table:table-row table:style-name="ro1">
          <table:table-cell office:value-type="float" office:value="-0.7162">
            <text:p>-0.72</text:p>
          </table:table-cell>
          <table:table-cell office:value-type="float" office:value="-989.6743">
            <text:p>-989.67</text:p>
          </table:table-cell>
        </table:table-row>
        <table:table-row table:style-name="ro1">
          <table:table-cell office:value-type="float" office:value="-0.7162">
            <text:p>-0.72</text:p>
          </table:table-cell>
          <table:table-cell office:value-type="float" office:value="-1309.2415">
            <text:p>-1309.24</text:p>
          </table:table-cell>
        </table:table-row>
        <table:table-row table:style-name="ro1">
          <table:table-cell office:value-type="float" office:value="-0.7874">
            <text:p>-0.79</text:p>
          </table:table-cell>
          <table:table-cell office:value-type="float" office:value="-1665.437">
            <text:p>-1665.44</text:p>
          </table:table-cell>
        </table:table-row>
        <table:table-row table:style-name="ro1">
          <table:table-cell office:value-type="float" office:value="-0.7874">
            <text:p>-0.79</text:p>
          </table:table-cell>
          <table:table-cell office:value-type="float" office:value="-2053.7993">
            <text:p>-2053.8</text:p>
          </table:table-cell>
        </table:table-row>
        <table:table-row table:style-name="ro1">
          <table:table-cell office:value-type="float" office:value="-0.7127">
            <text:p>-0.71</text:p>
          </table:table-cell>
          <table:table-cell office:value-type="float" office:value="-2463.4829">
            <text:p>-2463.48</text:p>
          </table:table-cell>
        </table:table-row>
        <table:table-row table:style-name="ro1">
          <table:table-cell office:value-type="float" office:value="-0.7127">
            <text:p>-0.71</text:p>
          </table:table-cell>
          <table:table-cell office:value-type="float" office:value="-2891.3845">
            <text:p>-2891.38</text:p>
          </table:table-cell>
        </table:table-row>
        <table:table-row table:style-name="ro1">
          <table:table-cell office:value-type="float" office:value="-0.4423">
            <text:p>-0.44</text:p>
          </table:table-cell>
          <table:table-cell office:value-type="float" office:value="-3310.259">
            <text:p>-3310.26</text:p>
          </table:table-cell>
        </table:table-row>
        <table:table-row table:style-name="ro1">
          <table:table-cell office:value-type="float" office:value="-0.4423">
            <text:p>-0.44</text:p>
          </table:table-cell>
          <table:table-cell office:value-type="float" office:value="-3719.9392">
            <text:p>-3719.94</text:p>
          </table:table-cell>
        </table:table-row>
        <table:table-row table:style-name="ro1">
          <table:table-cell office:value-type="float" office:value="-0.3133">
            <text:p>-0.31</text:p>
          </table:table-cell>
          <table:table-cell office:value-type="float" office:value="-4108.6484">
            <text:p>-4108.65</text:p>
          </table:table-cell>
        </table:table-row>
        <table:table-row table:style-name="ro1">
          <table:table-cell office:value-type="float" office:value="-0.3133">
            <text:p>-0.31</text:p>
          </table:table-cell>
          <table:table-cell office:value-type="float" office:value="-4477.4595">
            <text:p>-4477.46</text:p>
          </table:table-cell>
        </table:table-row>
        <table:table-row table:style-name="ro1">
          <table:table-cell office:value-type="float" office:value="-0.277">
            <text:p>-0.28</text:p>
          </table:table-cell>
          <table:table-cell office:value-type="float" office:value="-4824.1201">
            <text:p>-4824.12</text:p>
          </table:table-cell>
        </table:table-row>
        <table:table-row table:style-name="ro1">
          <table:table-cell office:value-type="float" office:value="-0.277">
            <text:p>-0.28</text:p>
          </table:table-cell>
          <table:table-cell office:value-type="float" office:value="-5149.9238">
            <text:p>-5149.92</text:p>
          </table:table-cell>
        </table:table-row>
        <table:table-row table:style-name="ro1">
          <table:table-cell office:value-type="float" office:value="-0.3046">
            <text:p>-0.3</text:p>
          </table:table-cell>
          <table:table-cell office:value-type="float" office:value="-5458.5776">
            <text:p>-5458.58</text:p>
          </table:table-cell>
        </table:table-row>
        <table:table-row table:style-name="ro1">
          <table:table-cell office:value-type="float" office:value="-0.3046">
            <text:p>-0.3</text:p>
          </table:table-cell>
          <table:table-cell office:value-type="float" office:value="-5750.9824">
            <text:p>-5750.98</text:p>
          </table:table-cell>
        </table:table-row>
        <table:table-row table:style-name="ro1">
          <table:table-cell office:value-type="float" office:value="-0.1286">
            <text:p>-0.13</text:p>
          </table:table-cell>
          <table:table-cell office:value-type="float" office:value="-6012.1025">
            <text:p>-6012.1</text:p>
          </table:table-cell>
        </table:table-row>
        <table:table-row table:style-name="ro1">
          <table:table-cell office:value-type="float" office:value="-0.1286">
            <text:p>-0.13</text:p>
          </table:table-cell>
          <table:table-cell office:value-type="float" office:value="-6244.3359">
            <text:p>-6244.34</text:p>
          </table:table-cell>
        </table:table-row>
        <table:table-row table:style-name="ro1">
          <table:table-cell office:value-type="float" office:value="0.0832">
            <text:p>0.08</text:p>
          </table:table-cell>
          <table:table-cell office:value-type="float" office:value="-6430.8047">
            <text:p>-6430.8</text:p>
          </table:table-cell>
        </table:table-row>
        <table:table-row table:style-name="ro1">
          <table:table-cell office:value-type="float" office:value="0.0633">
            <text:p>0.06</text:p>
          </table:table-cell>
          <table:table-cell office:value-type="float" office:value="-6577.2983">
            <text:p>-6577.3</text:p>
          </table:table-cell>
        </table:table-row>
        <table:table-row table:style-name="ro1">
          <table:table-cell office:value-type="float" office:value="0.0633">
            <text:p>0.06</text:p>
          </table:table-cell>
          <table:table-cell office:value-type="float" office:value="-6687.3491">
            <text:p>-6687.35</text:p>
          </table:table-cell>
        </table:table-row>
        <table:table-row table:style-name="ro1">
          <table:table-cell office:value-type="float" office:value="-0.0271">
            <text:p>-0.03</text:p>
          </table:table-cell>
          <table:table-cell office:value-type="float" office:value="-6772.3936">
            <text:p>-6772.39</text:p>
          </table:table-cell>
        </table:table-row>
        <table:table-row table:style-name="ro1">
          <table:table-cell office:value-type="float" office:value="-0.0271">
            <text:p>-0.03</text:p>
          </table:table-cell>
          <table:table-cell office:value-type="float" office:value="-6834.6572">
            <text:p>-6834.66</text:p>
          </table:table-cell>
        </table:table-row>
        <table:table-row table:style-name="ro1">
          <table:table-cell office:value-type="float" office:value="0.0237">
            <text:p>0.02</text:p>
          </table:table-cell>
          <table:table-cell office:value-type="float" office:value="-6871.625">
            <text:p>-6871.63</text:p>
          </table:table-cell>
        </table:table-row>
        <table:table-row table:style-name="ro1">
          <table:table-cell office:value-type="float" office:value="0.0237">
            <text:p>0.02</text:p>
          </table:table-cell>
          <table:table-cell office:value-type="float" office:value="-6885.6709">
            <text:p>-6885.67</text:p>
          </table:table-cell>
        </table:table-row>
        <table:table-row table:style-name="ro1">
          <table:table-cell office:value-type="float" office:value="0.0615">
            <text:p>0.06</text:p>
          </table:table-cell>
          <table:table-cell office:value-type="float" office:value="-6875.5815">
            <text:p>-6875.58</text:p>
          </table:table-cell>
        </table:table-row>
        <table:table-row table:style-name="ro1">
          <table:table-cell office:value-type="float" office:value="0.0615">
            <text:p>0.06</text:p>
          </table:table-cell>
          <table:table-cell office:value-type="float" office:value="-6843.7354">
            <text:p>-6843.74</text:p>
          </table:table-cell>
        </table:table-row>
        <table:table-row table:style-name="ro1">
          <table:table-cell office:value-type="float" office:value="0.2611">
            <text:p>0.26</text:p>
          </table:table-cell>
          <table:table-cell office:value-type="float" office:value="-6774.3198">
            <text:p>-6774.32</text:p>
          </table:table-cell>
        </table:table-row>
        <table:table-row table:style-name="ro1">
          <table:table-cell office:value-type="float" office:value="0.2611">
            <text:p>0.26</text:p>
          </table:table-cell>
          <table:table-cell office:value-type="float" office:value="-6671.1719">
            <text:p>-6671.17</text:p>
          </table:table-cell>
        </table:table-row>
        <table:table-row table:style-name="ro1">
          <table:table-cell office:value-type="float" office:value="0.2755">
            <text:p>0.28</text:p>
          </table:table-cell>
          <table:table-cell office:value-type="float" office:value="-6536.5391">
            <text:p>-6536.54</text:p>
          </table:table-cell>
        </table:table-row>
        <table:table-row table:style-name="ro1">
          <table:table-cell office:value-type="float" office:value="0.2755">
            <text:p>0.28</text:p>
          </table:table-cell>
          <table:table-cell office:value-type="float" office:value="-6373.8271">
            <text:p>-6373.83</text:p>
          </table:table-cell>
        </table:table-row>
        <table:table-row table:style-name="ro1">
          <table:table-cell office:value-type="float" office:value="0.3275">
            <text:p>0.33</text:p>
          </table:table-cell>
          <table:table-cell office:value-type="float" office:value="-6181.4907">
            <text:p>-6181.49</text:p>
          </table:table-cell>
        </table:table-row>
        <table:table-row table:style-name="ro1">
          <table:table-cell office:value-type="float" office:value="0.3275">
            <text:p>0.33</text:p>
          </table:table-cell>
          <table:table-cell office:value-type="float" office:value="-5962.8989">
            <text:p>-5962.9</text:p>
          </table:table-cell>
        </table:table-row>
        <table:table-row table:style-name="ro1">
          <table:table-cell office:value-type="float" office:value="0.6282">
            <text:p>0.63</text:p>
          </table:table-cell>
          <table:table-cell office:value-type="float" office:value="-5694.0171">
            <text:p>-5694.02</text:p>
          </table:table-cell>
        </table:table-row>
        <table:table-row table:style-name="ro1">
          <table:table-cell office:value-type="float" office:value="0.6282">
            <text:p>0.63</text:p>
          </table:table-cell>
          <table:table-cell office:value-type="float" office:value="-5380.4209">
            <text:p>-5380.42</text:p>
          </table:table-cell>
        </table:table-row>
        <table:table-row table:style-name="ro1">
          <table:table-cell office:value-type="float" office:value="0.6741">
            <text:p>0.67</text:p>
          </table:table-cell>
          <table:table-cell office:value-type="float" office:value="-5023.1138">
            <text:p>-5023.11</text:p>
          </table:table-cell>
        </table:table-row>
        <table:table-row table:style-name="ro1">
          <table:table-cell office:value-type="float" office:value="0.6741">
            <text:p>0.67</text:p>
          </table:table-cell>
          <table:table-cell office:value-type="float" office:value="-4627.251">
            <text:p>-4627.25</text:p>
          </table:table-cell>
        </table:table-row>
        <table:table-row table:style-name="ro1">
          <table:table-cell office:value-type="float" office:value="0.6685">
            <text:p>0.67</text:p>
          </table:table-cell>
          <table:table-cell office:value-type="float" office:value="-4198.0879">
            <text:p>-4198.09</text:p>
          </table:table-cell>
        </table:table-row>
        <table:table-row table:style-name="ro1">
          <table:table-cell office:value-type="float" office:value="0.6685">
            <text:p>0.67</text:p>
          </table:table-cell>
          <table:table-cell office:value-type="float" office:value="-3739.9441">
            <text:p>-3739.94</text:p>
          </table:table-cell>
        </table:table-row>
        <table:table-row table:style-name="ro1">
          <table:table-cell office:value-type="float" office:value="0.6962">
            <text:p>0.7</text:p>
          </table:table-cell>
          <table:table-cell office:value-type="float" office:value="-3254.2913">
            <text:p>-3254.29</text:p>
          </table:table-cell>
        </table:table-row>
        <table:table-row table:style-name="ro1">
          <table:table-cell office:value-type="float" office:value="0.6962">
            <text:p>0.7</text:p>
          </table:table-cell>
          <table:table-cell office:value-type="float" office:value="-2745.0256">
            <text:p>-2745.03</text:p>
          </table:table-cell>
        </table:table-row>
        <table:table-row table:style-name="ro1">
          <table:table-cell office:value-type="float" office:value="0.6846">
            <text:p>0.68</text:p>
          </table:table-cell>
          <table:table-cell office:value-type="float" office:value="-2216.7686">
            <text:p>-2216.77</text:p>
          </table:table-cell>
        </table:table-row>
        <table:table-row table:style-name="ro1">
          <table:table-cell office:value-type="float" office:value="0.6846">
            <text:p>0.68</text:p>
          </table:table-cell>
          <table:table-cell office:value-type="float" office:value="-1672.6923">
            <text:p>-1672.69</text:p>
          </table:table-cell>
        </table:table-row>
        <table:table-row table:style-name="ro1">
          <table:table-cell office:value-type="float" office:value="0.6033">
            <text:p>0.6</text:p>
          </table:table-cell>
          <table:table-cell office:value-type="float" office:value="-1123.0326">
            <text:p>-1123.03</text:p>
          </table:table-cell>
        </table:table-row>
        <table:table-row table:style-name="ro1">
          <table:table-cell office:value-type="float" office:value="0.6033">
            <text:p>0.6</text:p>
          </table:table-cell>
          <table:table-cell office:value-type="float" office:value="-569.7079">
            <text:p>-569.71</text:p>
          </table:table-cell>
        </table:table-row>
        <table:table-row table:style-name="ro1">
          <table:table-cell office:value-type="float" office:value="0.4196">
            <text:p>0.42</text:p>
          </table:table-cell>
          <table:table-cell office:value-type="float" office:value="-31.0406">
            <text:p>-31.04</text:p>
          </table:table-cell>
        </table:table-row>
        <table:table-row table:style-name="ro1">
          <table:table-cell office:value-type="float" office:value="0.2949">
            <text:p>0.29</text:p>
          </table:table-cell>
          <table:table-cell office:value-type="float" office:value="481.799">
            <text:p>481.8</text:p>
          </table:table-cell>
        </table:table-row>
        <table:table-row table:style-name="ro1">
          <table:table-cell office:value-type="float" office:value="0.2949">
            <text:p>0.29</text:p>
          </table:table-cell>
          <table:table-cell office:value-type="float" office:value="970.0469">
            <text:p>970.05</text:p>
          </table:table-cell>
        </table:table-row>
        <table:table-row table:style-name="ro1">
          <table:table-cell office:value-type="float" office:value="0.2157">
            <text:p>0.22</text:p>
          </table:table-cell>
          <table:table-cell office:value-type="float" office:value="1427.7344">
            <text:p>1427.73</text:p>
          </table:table-cell>
        </table:table-row>
        <table:table-row table:style-name="ro1">
          <table:table-cell office:value-type="float" office:value="0.2157">
            <text:p>0.22</text:p>
          </table:table-cell>
          <table:table-cell office:value-type="float" office:value="1856.6968">
            <text:p>1856.7</text:p>
          </table:table-cell>
        </table:table-row>
        <table:table-row table:style-name="ro1">
          <table:table-cell office:value-type="float" office:value="0.1123">
            <text:p>0.11</text:p>
          </table:table-cell>
          <table:table-cell office:value-type="float" office:value="2249.3257">
            <text:p>2249.33</text:p>
          </table:table-cell>
        </table:table-row>
        <table:table-row table:style-name="ro1">
          <table:table-cell office:value-type="float" office:value="0.1123">
            <text:p>0.11</text:p>
          </table:table-cell>
          <table:table-cell office:value-type="float" office:value="2608.1819">
            <text:p>2608.18</text:p>
          </table:table-cell>
        </table:table-row>
        <table:table-row table:style-name="ro1">
          <table:table-cell office:value-type="float" office:value="0.0627">
            <text:p>0.06</text:p>
          </table:table-cell>
          <table:table-cell office:value-type="float" office:value="2931.1909">
            <text:p>2931.19</text:p>
          </table:table-cell>
        </table:table-row>
        <table:table-row table:style-name="ro1">
          <table:table-cell office:value-type="float" office:value="0.0627">
            <text:p>0.06</text:p>
          </table:table-cell>
          <table:table-cell office:value-type="float" office:value="3221.0403">
            <text:p>3221.04</text:p>
          </table:table-cell>
        </table:table-row>
        <table:table-row table:style-name="ro1">
          <table:table-cell office:value-type="float" office:value="0.0067">
            <text:p>0.01</text:p>
          </table:table-cell>
          <table:table-cell office:value-type="float" office:value="3475.1846">
            <text:p>3475.18</text:p>
          </table:table-cell>
        </table:table-row>
        <table:table-row table:style-name="ro1">
          <table:table-cell office:value-type="float" office:value="0.0067">
            <text:p>0.01</text:p>
          </table:table-cell>
          <table:table-cell office:value-type="float" office:value="3696.47">
            <text:p>3696.47</text:p>
          </table:table-cell>
        </table:table-row>
        <table:table-row table:style-name="ro1">
          <table:table-cell office:value-type="float" office:value="-0.0288">
            <text:p>-0.03</text:p>
          </table:table-cell>
          <table:table-cell office:value-type="float" office:value="3884.3425">
            <text:p>3884.34</text:p>
          </table:table-cell>
        </table:table-row>
        <table:table-row table:style-name="ro1">
          <table:table-cell office:value-type="float" office:value="-0.0288">
            <text:p>-0.03</text:p>
          </table:table-cell>
          <table:table-cell office:value-type="float" office:value="4041.5903">
            <text:p>4041.59</text:p>
          </table:table-cell>
        </table:table-row>
        <table:table-row table:style-name="ro1">
          <table:table-cell office:value-type="float" office:value="-0.009">
            <text:p>-0.01</text:p>
          </table:table-cell>
          <table:table-cell office:value-type="float" office:value="4172.5903">
            <text:p>4172.59</text:p>
          </table:table-cell>
        </table:table-row>
        <table:table-row table:style-name="ro1">
          <table:table-cell office:value-type="float" office:value="-0.009">
            <text:p>-0.01</text:p>
          </table:table-cell>
          <table:table-cell office:value-type="float" office:value="4279.5737">
            <text:p>4279.57</text:p>
          </table:table-cell>
        </table:table-row>
        <table:table-row table:style-name="ro1">
          <table:table-cell office:value-type="float" office:value="0.0059">
            <text:p>0.01</text:p>
          </table:table-cell>
          <table:table-cell office:value-type="float" office:value="4365.9585">
            <text:p>4365.96</text:p>
          </table:table-cell>
        </table:table-row>
        <table:table-row table:style-name="ro1">
          <table:table-cell office:value-type="float" office:value="0.0059">
            <text:p>0.01</text:p>
          </table:table-cell>
          <table:table-cell office:value-type="float" office:value="4433.5361">
            <text:p>4433.54</text:p>
          </table:table-cell>
        </table:table-row>
        <table:table-row table:style-name="ro1">
          <table:table-cell office:value-type="float" office:value="-0.0127">
            <text:p>-0.01</text:p>
          </table:table-cell>
          <table:table-cell office:value-type="float" office:value="4482.2983">
            <text:p>4482.3</text:p>
          </table:table-cell>
        </table:table-row>
        <table:table-row table:style-name="ro1">
          <table:table-cell office:value-type="float" office:value="-0.0127">
            <text:p>-0.01</text:p>
          </table:table-cell>
          <table:table-cell office:value-type="float" office:value="4513.958">
            <text:p>4513.96</text:p>
          </table:table-cell>
        </table:table-row>
        <table:table-row table:style-name="ro1">
          <table:table-cell office:value-type="float" office:value="0.0192">
            <text:p>0.02</text:p>
          </table:table-cell>
          <table:table-cell office:value-type="float" office:value="4532.9771">
            <text:p>4532.98</text:p>
          </table:table-cell>
        </table:table-row>
        <table:table-row table:style-name="ro1">
          <table:table-cell office:value-type="float" office:value="0.0192">
            <text:p>0.02</text:p>
          </table:table-cell>
          <table:table-cell office:value-type="float" office:value="4540.54">
            <text:p>4540.54</text:p>
          </table:table-cell>
        </table:table-row>
        <table:table-row table:style-name="ro1">
          <table:table-cell office:value-type="float" office:value="0.0228">
            <text:p>0.02</text:p>
          </table:table-cell>
          <table:table-cell office:value-type="float" office:value="4538.0757">
            <text:p>4538.08</text:p>
          </table:table-cell>
        </table:table-row>
        <table:table-row table:style-name="ro1">
          <table:table-cell office:value-type="float" office:value="0.0228">
            <text:p>0.02</text:p>
          </table:table-cell>
          <table:table-cell office:value-type="float" office:value="4526.5679">
            <text:p>4526.57</text:p>
          </table:table-cell>
        </table:table-row>
        <table:table-row table:style-name="ro1">
          <table:table-cell office:value-type="float" office:value="0.0266">
            <text:p>0.03</text:p>
          </table:table-cell>
          <table:table-cell office:value-type="float" office:value="4507.2686">
            <text:p>4507.27</text:p>
          </table:table-cell>
        </table:table-row>
        <table:table-row table:style-name="ro1">
          <table:table-cell office:value-type="float" office:value="0.0266">
            <text:p>0.03</text:p>
          </table:table-cell>
          <table:table-cell office:value-type="float" office:value="4480.9854">
            <text:p>4480.99</text:p>
          </table:table-cell>
        </table:table-row>
        <table:table-row table:style-name="ro1">
          <table:table-cell office:value-type="float" office:value="0.0137">
            <text:p>0.01</text:p>
          </table:table-cell>
          <table:table-cell office:value-type="float" office:value="4447.2974">
            <text:p>4447.3</text:p>
          </table:table-cell>
        </table:table-row>
        <table:table-row table:style-name="ro1">
          <table:table-cell office:value-type="float" office:value="0.0137">
            <text:p>0.01</text:p>
          </table:table-cell>
          <table:table-cell office:value-type="float" office:value="4407.0112">
            <text:p>4407.01</text:p>
          </table:table-cell>
        </table:table-row>
        <table:table-row table:style-name="ro1">
          <table:table-cell office:value-type="float" office:value="-0.0028">
            <text:p>0</text:p>
          </table:table-cell>
          <table:table-cell office:value-type="float" office:value="4359.3848">
            <text:p>4359.38</text:p>
          </table:table-cell>
        </table:table-row>
        <table:table-row table:style-name="ro1">
          <table:table-cell office:value-type="float" office:value="-0.0028">
            <text:p>0</text:p>
          </table:table-cell>
          <table:table-cell office:value-type="float" office:value="4305.2524">
            <text:p>4305.25</text:p>
          </table:table-cell>
        </table:table-row>
        <table:table-row table:style-name="ro1">
          <table:table-cell office:value-type="float" office:value="0.0086">
            <text:p>0.01</text:p>
          </table:table-cell>
          <table:table-cell office:value-type="float" office:value="4246.4082">
            <text:p>4246.41</text:p>
          </table:table-cell>
        </table:table-row>
        <table:table-row table:style-name="ro1">
          <table:table-cell office:value-type="float" office:value="0.016">
            <text:p>0.02</text:p>
          </table:table-cell>
          <table:table-cell office:value-type="float" office:value="4184.1299">
            <text:p>4184.13</text:p>
          </table:table-cell>
        </table:table-row>
        <table:table-row table:style-name="ro1">
          <table:table-cell office:value-type="float" office:value="0.016">
            <text:p>0.02</text:p>
          </table:table-cell>
          <table:table-cell office:value-type="float" office:value="4118.9082">
            <text:p>4118.91</text:p>
          </table:table-cell>
        </table:table-row>
        <table:table-row table:style-name="ro1">
          <table:table-cell office:value-type="float" office:value="0.0192">
            <text:p>0.02</text:p>
          </table:table-cell>
          <table:table-cell office:value-type="float" office:value="4051.479">
            <text:p>4051.48</text:p>
          </table:table-cell>
        </table:table-row>
        <table:table-row table:style-name="ro1">
          <table:table-cell office:value-type="float" office:value="0.0192">
            <text:p>0.02</text:p>
          </table:table-cell>
          <table:table-cell office:value-type="float" office:value="3982.2266">
            <text:p>3982.23</text:p>
          </table:table-cell>
        </table:table-row>
        <table:table-row table:style-name="ro1">
          <table:table-cell office:value-type="float" office:value="0.0123">
            <text:p>0.01</text:p>
          </table:table-cell>
          <table:table-cell office:value-type="float" office:value="3910.885">
            <text:p>3910.89</text:p>
          </table:table-cell>
        </table:table-row>
        <table:table-row table:style-name="ro1">
          <table:table-cell office:value-type="float" office:value="0.0123">
            <text:p>0.01</text:p>
          </table:table-cell>
          <table:table-cell office:value-type="float" office:value="3837.8367">
            <text:p>3837.84</text:p>
          </table:table-cell>
        </table:table-row>
        <table:table-row table:style-name="ro1">
          <table:table-cell office:value-type="float" office:value="0.0154">
            <text:p>0.02</text:p>
          </table:table-cell>
          <table:table-cell office:value-type="float" office:value="3763.7056">
            <text:p>3763.71</text:p>
          </table:table-cell>
        </table:table-row>
        <table:table-row table:style-name="ro1">
          <table:table-cell office:value-type="float" office:value="0.0154">
            <text:p>0.02</text:p>
          </table:table-cell>
          <table:table-cell office:value-type="float" office:value="3688.7827">
            <text:p>3688.78</text:p>
          </table:table-cell>
        </table:table-row>
        <table:table-row table:style-name="ro1">
          <table:table-cell office:value-type="float" office:value="0.0033">
            <text:p>0</text:p>
          </table:table-cell>
          <table:table-cell office:value-type="float" office:value="3612.2422">
            <text:p>3612.24</text:p>
          </table:table-cell>
        </table:table-row>
        <table:table-row table:style-name="ro1">
          <table:table-cell office:value-type="float" office:value="0.0033">
            <text:p>0</text:p>
          </table:table-cell>
          <table:table-cell office:value-type="float" office:value="3534.4336">
            <text:p>3534.43</text:p>
          </table:table-cell>
        </table:table-row>
        <table:table-row table:style-name="ro1">
          <table:table-cell office:value-type="float" office:value="0.0106">
            <text:p>0.01</text:p>
          </table:table-cell>
          <table:table-cell office:value-type="float" office:value="3456.3357">
            <text:p>3456.34</text:p>
          </table:table-cell>
        </table:table-row>
        <table:table-row table:style-name="ro1">
          <table:table-cell office:value-type="float" office:value="0.0106">
            <text:p>0.01</text:p>
          </table:table-cell>
          <table:table-cell office:value-type="float" office:value="3378.1716">
            <text:p>3378.17</text:p>
          </table:table-cell>
        </table:table-row>
        <table:table-row table:style-name="ro1">
          <table:table-cell office:value-type="float" office:value="0.0062">
            <text:p>0.01</text:p>
          </table:table-cell>
          <table:table-cell office:value-type="float" office:value="3299.7471">
            <text:p>3299.75</text:p>
          </table:table-cell>
        </table:table-row>
        <table:table-row table:style-name="ro1">
          <table:table-cell office:value-type="float" office:value="0.0062">
            <text:p>0.01</text:p>
          </table:table-cell>
          <table:table-cell office:value-type="float" office:value="3221.2832">
            <text:p>3221.28</text:p>
          </table:table-cell>
        </table:table-row>
        <table:table-row table:style-name="ro1">
          <table:table-cell office:value-type="float" office:value="0.0042">
            <text:p>0</text:p>
          </table:table-cell>
          <table:table-cell office:value-type="float" office:value="3142.7932">
            <text:p>3142.79</text:p>
          </table:table-cell>
        </table:table-row>
        <table:table-row table:style-name="ro1">
          <table:table-cell office:value-type="float" office:value="0.0042">
            <text:p>0</text:p>
          </table:table-cell>
          <table:table-cell office:value-type="float" office:value="3064.4756">
            <text:p>3064.48</text:p>
          </table:table-cell>
        </table:table-row>
        <table:table-row table:style-name="ro1">
          <table:table-cell office:value-type="float" office:value="-0.0071">
            <text:p>-0.01</text:p>
          </table:table-cell>
          <table:table-cell office:value-type="float" office:value="2985.4966">
            <text:p>2985.5</text:p>
          </table:table-cell>
        </table:table-row>
        <table:table-row table:style-name="ro1">
          <table:table-cell office:value-type="float" office:value="-0.0071">
            <text:p>-0.01</text:p>
          </table:table-cell>
          <table:table-cell office:value-type="float" office:value="2906.1179">
            <text:p>2906.12</text:p>
          </table:table-cell>
        </table:table-row>
        <table:table-row table:style-name="ro1">
          <table:table-cell office:value-type="float" office:value="0.0027">
            <text:p>0</text:p>
          </table:table-cell>
          <table:table-cell office:value-type="float" office:value="2827.458">
            <text:p>2827.46</text:p>
          </table:table-cell>
        </table:table-row>
        <table:table-row table:style-name="ro1">
          <table:table-cell office:value-type="float" office:value="0.0027">
            <text:p>0</text:p>
          </table:table-cell>
          <table:table-cell office:value-type="float" office:value="2749.6436">
            <text:p>2749.64</text:p>
          </table:table-cell>
        </table:table-row>
        <table:table-row table:style-name="ro1">
          <table:table-cell office:value-type="float" office:value="0.0112">
            <text:p>0.01</text:p>
          </table:table-cell>
          <table:table-cell office:value-type="float" office:value="2673.5569">
            <text:p>2673.56</text:p>
          </table:table-cell>
        </table:table-row>
        <table:table-row table:style-name="ro1">
          <table:table-cell office:value-type="float" office:value="0.0112">
            <text:p>0.01</text:p>
          </table:table-cell>
          <table:table-cell office:value-type="float" office:value="2599.2202">
            <text:p>2599.22</text:p>
          </table:table-cell>
        </table:table-row>
        <table:table-row table:style-name="ro1">
          <table:table-cell office:value-type="float" office:value="0.0236">
            <text:p>0.02</text:p>
          </table:table-cell>
          <table:table-cell office:value-type="float" office:value="2527.7607">
            <text:p>2527.76</text:p>
          </table:table-cell>
        </table:table-row>
        <table:table-row table:style-name="ro1">
          <table:table-cell office:value-type="float" office:value="0.0236">
            <text:p>0.02</text:p>
          </table:table-cell>
          <table:table-cell office:value-type="float" office:value="2459.0767">
            <text:p>2459.08</text:p>
          </table:table-cell>
        </table:table-row>
        <table:table-row table:style-name="ro1">
          <table:table-cell office:value-type="float" office:value="0.0126">
            <text:p>0.01</text:p>
          </table:table-cell>
          <table:table-cell office:value-type="float" office:value="2392.0779">
            <text:p>2392.08</text:p>
          </table:table-cell>
        </table:table-row>
        <table:table-row table:style-name="ro1">
          <table:table-cell office:value-type="float" office:value="0.0126">
            <text:p>0.01</text:p>
          </table:table-cell>
          <table:table-cell office:value-type="float" office:value="2326.7678">
            <text:p>2326.77</text:p>
          </table:table-cell>
        </table:table-row>
        <table:table-row table:style-name="ro1">
          <table:table-cell office:value-type="float" office:value="0.0152">
            <text:p>0.02</text:p>
          </table:table-cell>
          <table:table-cell office:value-type="float" office:value="2263.3762">
            <text:p>2263.38</text:p>
          </table:table-cell>
        </table:table-row>
        <table:table-row table:style-name="ro1">
          <table:table-cell office:value-type="float" office:value="0.0164">
            <text:p>0.02</text:p>
          </table:table-cell>
          <table:table-cell office:value-type="float" office:value="2201.9844">
            <text:p>2201.98</text:p>
          </table:table-cell>
        </table:table-row>
        <table:table-row table:style-name="ro1">
          <table:table-cell office:value-type="float" office:value="0.0164">
            <text:p>0.02</text:p>
          </table:table-cell>
          <table:table-cell office:value-type="float" office:value="2142.551">
            <text:p>2142.55</text:p>
          </table:table-cell>
        </table:table-row>
        <table:table-row table:style-name="ro1">
          <table:table-cell office:value-type="float" office:value="0.0269">
            <text:p>0.03</text:p>
          </table:table-cell>
          <table:table-cell office:value-type="float" office:value="2085.9807">
            <text:p>2085.98</text:p>
          </table:table-cell>
        </table:table-row>
        <table:table-row table:style-name="ro1">
          <table:table-cell office:value-type="float" office:value="0.0269">
            <text:p>0.03</text:p>
          </table:table-cell>
          <table:table-cell office:value-type="float" office:value="2032.1357">
            <text:p>2032.14</text:p>
          </table:table-cell>
        </table:table-row>
        <table:table-row table:style-name="ro1">
          <table:table-cell office:value-type="float" office:value="0.0222">
            <text:p>0.02</text:p>
          </table:table-cell>
          <table:table-cell office:value-type="float" office:value="1980.4666">
            <text:p>1980.47</text:p>
          </table:table-cell>
        </table:table-row>
        <table:table-row table:style-name="ro1">
          <table:table-cell office:value-type="float" office:value="0.0222">
            <text:p>0.02</text:p>
          </table:table-cell>
          <table:table-cell office:value-type="float" office:value="1930.8903">
            <text:p>1930.89</text:p>
          </table:table-cell>
        </table:table-row>
        <table:table-row table:style-name="ro1">
          <table:table-cell office:value-type="float" office:value="0.0109">
            <text:p>0.01</text:p>
          </table:table-cell>
          <table:table-cell office:value-type="float" office:value="1882.3027">
            <text:p>1882.3</text:p>
          </table:table-cell>
        </table:table-row>
        <table:table-row table:style-name="ro1">
          <table:table-cell office:value-type="float" office:value="0.0109">
            <text:p>0.01</text:p>
          </table:table-cell>
          <table:table-cell office:value-type="float" office:value="1834.729">
            <text:p>1834.73</text:p>
          </table:table-cell>
        </table:table-row>
        <table:table-row table:style-name="ro1">
          <table:table-cell office:value-type="float" office:value="0.0211">
            <text:p>0.02</text:p>
          </table:table-cell>
          <table:table-cell office:value-type="float" office:value="1789.114">
            <text:p>1789.11</text:p>
          </table:table-cell>
        </table:table-row>
        <table:table-row table:style-name="ro1">
          <table:table-cell office:value-type="float" office:value="0.0211">
            <text:p>0.02</text:p>
          </table:table-cell>
          <table:table-cell office:value-type="float" office:value="1745.3809">
            <text:p>1745.38</text:p>
          </table:table-cell>
        </table:table-row>
        <table:table-row table:style-name="ro1">
          <table:table-cell office:value-type="float" office:value="0.0125">
            <text:p>0.01</text:p>
          </table:table-cell>
          <table:table-cell office:value-type="float" office:value="1702.6737">
            <text:p>1702.67</text:p>
          </table:table-cell>
        </table:table-row>
        <table:table-row table:style-name="ro1">
          <table:table-cell office:value-type="float" office:value="0.0125">
            <text:p>0.01</text:p>
          </table:table-cell>
          <table:table-cell office:value-type="float" office:value="1660.9993">
            <text:p>1661</text:p>
          </table:table-cell>
        </table:table-row>
        <table:table-row table:style-name="ro1">
          <table:table-cell office:value-type="float" office:value="0.0172">
            <text:p>0.02</text:p>
          </table:table-cell>
          <table:table-cell office:value-type="float" office:value="1620.7903">
            <text:p>1620.79</text:p>
          </table:table-cell>
        </table:table-row>
        <table:table-row table:style-name="ro1">
          <table:table-cell office:value-type="float" office:value="0.0172">
            <text:p>0.02</text:p>
          </table:table-cell>
          <table:table-cell office:value-type="float" office:value="1582.0046">
            <text:p>1582</text:p>
          </table:table-cell>
        </table:table-row>
        <table:table-row table:style-name="ro1">
          <table:table-cell office:value-type="float" office:value="0.0116">
            <text:p>0.01</text:p>
          </table:table-cell>
          <table:table-cell office:value-type="float" office:value="1544.094">
            <text:p>1544.09</text:p>
          </table:table-cell>
        </table:table-row>
        <table:table-row table:style-name="ro1">
          <table:table-cell office:value-type="float" office:value="0.0116">
            <text:p>0.01</text:p>
          </table:table-cell>
          <table:table-cell office:value-type="float" office:value="1507.0676">
            <text:p>1507.07</text:p>
          </table:table-cell>
        </table:table-row>
        <table:table-row table:style-name="ro1">
          <table:table-cell office:value-type="float" office:value="-0.0025">
            <text:p>0</text:p>
          </table:table-cell>
          <table:table-cell office:value-type="float" office:value="1469.6549">
            <text:p>1469.65</text:p>
          </table:table-cell>
        </table:table-row>
        <table:table-row table:style-name="ro1">
          <table:table-cell office:value-type="float" office:value="-0.0025">
            <text:p>0</text:p>
          </table:table-cell>
          <table:table-cell office:value-type="float" office:value="1431.9868">
            <text:p>1431.99</text:p>
          </table:table-cell>
        </table:table-row>
        <table:table-row table:style-name="ro1">
          <table:table-cell office:value-type="float" office:value="0.0086">
            <text:p>0.01</text:p>
          </table:table-cell>
          <table:table-cell office:value-type="float" office:value="1395.1844">
            <text:p>1395.18</text:p>
          </table:table-cell>
        </table:table-row>
        <table:table-row table:style-name="ro1">
          <table:table-cell office:value-type="float" office:value="0.0086">
            <text:p>0.01</text:p>
          </table:table-cell>
          <table:table-cell office:value-type="float" office:value="1359.2555">
            <text:p>1359.26</text:p>
          </table:table-cell>
        </table:table-row>
        <table:table-row table:style-name="ro1">
          <table:table-cell office:value-type="float" office:value="0.0021">
            <text:p>0</text:p>
          </table:table-cell>
          <table:table-cell office:value-type="float" office:value="1323.621">
            <text:p>1323.62</text:p>
          </table:table-cell>
        </table:table-row>
        <table:table-row table:style-name="ro1">
          <table:table-cell office:value-type="float" office:value="0.0021">
            <text:p>0</text:p>
          </table:table-cell>
          <table:table-cell office:value-type="float" office:value="1288.3412">
            <text:p>1288.34</text:p>
          </table:table-cell>
        </table:table-row>
        <table:table-row table:style-name="ro1">
          <table:table-cell office:value-type="float" office:value="0.0104">
            <text:p>0.01</text:p>
          </table:table-cell>
          <table:table-cell office:value-type="float" office:value="1254.2188">
            <text:p>1254.22</text:p>
          </table:table-cell>
        </table:table-row>
        <table:table-row table:style-name="ro1">
          <table:table-cell office:value-type="float" office:value="0.0104">
            <text:p>0.01</text:p>
          </table:table-cell>
          <table:table-cell office:value-type="float" office:value="1221.2258">
            <text:p>1221.23</text:p>
          </table:table-cell>
        </table:table-row>
        <table:table-row table:style-name="ro1">
          <table:table-cell office:value-type="float" office:value="0.0166">
            <text:p>0.02</text:p>
          </table:table-cell>
          <table:table-cell office:value-type="float" office:value="1189.8965">
            <text:p>1189.9</text:p>
          </table:table-cell>
        </table:table-row>
        <table:table-row table:style-name="ro1">
          <table:table-cell office:value-type="float" office:value="0.0166">
            <text:p>0.02</text:p>
          </table:table-cell>
          <table:table-cell office:value-type="float" office:value="1160.1467">
            <text:p>1160.15</text:p>
          </table:table-cell>
        </table:table-row>
        <table:table-row table:style-name="ro1">
          <table:table-cell office:value-type="float" office:value="0.0066">
            <text:p>0.01</text:p>
          </table:table-cell>
          <table:table-cell office:value-type="float" office:value="1130.9941">
            <text:p>1130.99</text:p>
          </table:table-cell>
        </table:table-row>
        <table:table-row table:style-name="ro1">
          <table:table-cell office:value-type="float" office:value="0.0066">
            <text:p>0.01</text:p>
          </table:table-cell>
          <table:table-cell office:value-type="float" office:value="1102.4532">
            <text:p>1102.45</text:p>
          </table:table-cell>
        </table:table-row>
        <table:table-row table:style-name="ro1">
          <table:table-cell office:value-type="float" office:value="0.0188">
            <text:p>0.02</text:p>
          </table:table-cell>
          <table:table-cell office:value-type="float" office:value="1075.637">
            <text:p>1075.64</text:p>
          </table:table-cell>
        </table:table-row>
        <table:table-row table:style-name="ro1">
          <table:table-cell office:value-type="float" office:value="0.0191">
            <text:p>0.02</text:p>
          </table:table-cell>
          <table:table-cell office:value-type="float" office:value="1050.4662">
            <text:p>1050.47</text:p>
          </table:table-cell>
        </table:table-row>
        <table:table-row table:style-name="ro1">
          <table:table-cell office:value-type="float" office:value="0.0191">
            <text:p>0.02</text:p>
          </table:table-cell>
          <table:table-cell office:value-type="float" office:value="1026.8434">
            <text:p>1026.84</text:p>
          </table:table-cell>
        </table:table-row>
        <table:table-row table:style-name="ro1">
          <table:table-cell office:value-type="float" office:value="0.0128">
            <text:p>0.01</text:p>
          </table:table-cell>
          <table:table-cell office:value-type="float" office:value="1004.1152">
            <text:p>1004.12</text:p>
          </table:table-cell>
        </table:table-row>
        <table:table-row table:style-name="ro1">
          <table:table-cell office:value-type="float" office:value="0.0128">
            <text:p>0.01</text:p>
          </table:table-cell>
          <table:table-cell office:value-type="float" office:value="982.251">
            <text:p>982.25</text:p>
          </table:table-cell>
        </table:table-row>
        <table:table-row table:style-name="ro1">
          <table:table-cell office:value-type="float" office:value="0.016">
            <text:p>0.02</text:p>
          </table:table-cell>
          <table:table-cell office:value-type="float" office:value="961.5078">
            <text:p>961.51</text:p>
          </table:table-cell>
        </table:table-row>
        <table:table-row table:style-name="ro1">
          <table:table-cell office:value-type="float" office:value="0.016">
            <text:p>0.02</text:p>
          </table:table-cell>
          <table:table-cell office:value-type="float" office:value="941.8279">
            <text:p>941.83</text:p>
          </table:table-cell>
        </table:table-row>
        <table:table-row table:style-name="ro1">
          <table:table-cell office:value-type="float" office:value="0.0286">
            <text:p>0.03</text:p>
          </table:table-cell>
          <table:table-cell office:value-type="float" office:value="924.2911">
            <text:p>924.29</text:p>
          </table:table-cell>
        </table:table-row>
        <table:table-row table:style-name="ro1">
          <table:table-cell office:value-type="float" office:value="0.0286">
            <text:p>0.03</text:p>
          </table:table-cell>
          <table:table-cell office:value-type="float" office:value="908.7322">
            <text:p>908.73</text:p>
          </table:table-cell>
        </table:table-row>
        <table:table-row table:style-name="ro1">
          <table:table-cell office:value-type="float" office:value="0.0314">
            <text:p>0.03</text:p>
          </table:table-cell>
          <table:table-cell office:value-type="float" office:value="895.2505">
            <text:p>895.25</text:p>
          </table:table-cell>
        </table:table-row>
        <table:table-row table:style-name="ro1">
          <table:table-cell office:value-type="float" office:value="0.0314">
            <text:p>0.03</text:p>
          </table:table-cell>
          <table:table-cell office:value-type="float" office:value="883.6772">
            <text:p>883.68</text:p>
          </table:table-cell>
        </table:table-row>
        <table:table-row table:style-name="ro1">
          <table:table-cell office:value-type="float" office:value="0.0298">
            <text:p>0.03</text:p>
          </table:table-cell>
          <table:table-cell office:value-type="float" office:value="873.712">
            <text:p>873.71</text:p>
          </table:table-cell>
        </table:table-row>
        <table:table-row table:style-name="ro1">
          <table:table-cell office:value-type="float" office:value="0.0298">
            <text:p>0.03</text:p>
          </table:table-cell>
          <table:table-cell office:value-type="float" office:value="865.223">
            <text:p>865.22</text:p>
          </table:table-cell>
        </table:table-row>
        <table:table-row table:style-name="ro1">
          <table:table-cell office:value-type="float" office:value="0.0272">
            <text:p>0.03</text:p>
          </table:table-cell>
          <table:table-cell office:value-type="float" office:value="857.8564">
            <text:p>857.86</text:p>
          </table:table-cell>
        </table:table-row>
        <table:table-row table:style-name="ro1">
          <table:table-cell office:value-type="float" office:value="0.0272">
            <text:p>0.03</text:p>
          </table:table-cell>
          <table:table-cell office:value-type="float" office:value="851.521">
            <text:p>851.52</text:p>
          </table:table-cell>
        </table:table-row>
        <table:table-row table:style-name="ro1">
          <table:table-cell office:value-type="float" office:value="0.0112">
            <text:p>0.01</text:p>
          </table:table-cell>
          <table:table-cell office:value-type="float" office:value="844.6898">
            <text:p>844.69</text:p>
          </table:table-cell>
        </table:table-row>
        <table:table-row table:style-name="ro1">
          <table:table-cell office:value-type="float" office:value="0.0112">
            <text:p>0.01</text:p>
          </table:table-cell>
          <table:table-cell office:value-type="float" office:value="837.4282">
            <text:p>837.43</text:p>
          </table:table-cell>
        </table:table-row>
        <table:table-row table:style-name="ro1">
          <table:table-cell office:value-type="float" office:value="0.0125">
            <text:p>0.01</text:p>
          </table:table-cell>
          <table:table-cell office:value-type="float" office:value="829.9065">
            <text:p>829.91</text:p>
          </table:table-cell>
        </table:table-row>
        <table:table-row table:style-name="ro1">
          <table:table-cell office:value-type="float" office:value="0.0125">
            <text:p>0.01</text:p>
          </table:table-cell>
          <table:table-cell office:value-type="float" office:value="822.1688">
            <text:p>822.17</text:p>
          </table:table-cell>
        </table:table-row>
        <table:table-row table:style-name="ro1">
          <table:table-cell office:value-type="float" office:value="0.0194">
            <text:p>0.02</text:p>
          </table:table-cell>
          <table:table-cell office:value-type="float" office:value="814.8831">
            <text:p>814.88</text:p>
          </table:table-cell>
        </table:table-row>
        <table:table-row table:style-name="ro1">
          <table:table-cell office:value-type="float" office:value="0.0194">
            <text:p>0.02</text:p>
          </table:table-cell>
          <table:table-cell office:value-type="float" office:value="808.0236">
            <text:p>808.02</text:p>
          </table:table-cell>
        </table:table-row>
        <table:table-row table:style-name="ro1">
          <table:table-cell office:value-type="float" office:value="0.0181">
            <text:p>0.02</text:p>
          </table:table-cell>
          <table:table-cell office:value-type="float" office:value="801.4446">
            <text:p>801.44</text:p>
          </table:table-cell>
        </table:table-row>
        <table:table-row table:style-name="ro1">
          <table:table-cell office:value-type="float" office:value="0.0181">
            <text:p>0.02</text:p>
          </table:table-cell>
          <table:table-cell office:value-type="float" office:value="795.1355">
            <text:p>795.14</text:p>
          </table:table-cell>
        </table:table-row>
        <table:table-row table:style-name="ro1">
          <table:table-cell office:value-type="float" office:value="0.0032">
            <text:p>0</text:p>
          </table:table-cell>
          <table:table-cell office:value-type="float" office:value="787.7422">
            <text:p>787.74</text:p>
          </table:table-cell>
        </table:table-row>
        <table:table-row table:style-name="ro1">
          <table:table-cell office:value-type="float" office:value="0.0032">
            <text:p>0</text:p>
          </table:table-cell>
          <table:table-cell office:value-type="float" office:value="779.3891">
            <text:p>779.39</text:p>
          </table:table-cell>
        </table:table-row>
        <table:table-row table:style-name="ro1">
          <table:table-cell office:value-type="float" office:value="0.022">
            <text:p>0.02</text:p>
          </table:table-cell>
          <table:table-cell office:value-type="float" office:value="771.8862">
            <text:p>771.89</text:p>
          </table:table-cell>
        </table:table-row>
        <table:table-row table:style-name="ro1">
          <table:table-cell office:value-type="float" office:value="0.022">
            <text:p>0.02</text:p>
          </table:table-cell>
          <table:table-cell office:value-type="float" office:value="765.1693">
            <text:p>765.17</text:p>
          </table:table-cell>
        </table:table-row>
        <table:table-row table:style-name="ro1">
          <table:table-cell office:value-type="float" office:value="0.0075">
            <text:p>0.01</text:p>
          </table:table-cell>
          <table:table-cell office:value-type="float" office:value="757.8684">
            <text:p>757.87</text:p>
          </table:table-cell>
        </table:table-row>
        <table:table-row table:style-name="ro1">
          <table:table-cell office:value-type="float" office:value="0.006">
            <text:p>0.01</text:p>
          </table:table-cell>
          <table:table-cell office:value-type="float" office:value="749.9265">
            <text:p>749.93</text:p>
          </table:table-cell>
        </table:table-row>
        <table:table-row table:style-name="ro1">
          <table:table-cell office:value-type="float" office:value="0.006">
            <text:p>0.01</text:p>
          </table:table-cell>
          <table:table-cell office:value-type="float" office:value="741.426">
            <text:p>741.43</text:p>
          </table:table-cell>
        </table:table-row>
        <table:table-row table:style-name="ro1">
          <table:table-cell office:value-type="float" office:value="0.015">
            <text:p>0.02</text:p>
          </table:table-cell>
          <table:table-cell office:value-type="float" office:value="733.2573">
            <text:p>733.26</text:p>
          </table:table-cell>
        </table:table-row>
        <table:table-row table:style-name="ro1">
          <table:table-cell office:value-type="float" office:value="0.015">
            <text:p>0.02</text:p>
          </table:table-cell>
          <table:table-cell office:value-type="float" office:value="725.4086">
            <text:p>725.41</text:p>
          </table:table-cell>
        </table:table-row>
        <table:table-row table:style-name="ro1">
          <table:table-cell office:value-type="float" office:value="0.0158">
            <text:p>0.02</text:p>
          </table:table-cell>
          <table:table-cell office:value-type="float" office:value="717.9344">
            <text:p>717.93</text:p>
          </table:table-cell>
        </table:table-row>
        <table:table-row table:style-name="ro1">
          <table:table-cell office:value-type="float" office:value="0.0158">
            <text:p>0.02</text:p>
          </table:table-cell>
          <table:table-cell office:value-type="float" office:value="710.8167">
            <text:p>710.82</text:p>
          </table:table-cell>
        </table:table-row>
        <table:table-row table:style-name="ro1">
          <table:table-cell office:value-type="float" office:value="0.0026">
            <text:p>0</text:p>
          </table:table-cell>
          <table:table-cell office:value-type="float" office:value="702.8495">
            <text:p>702.85</text:p>
          </table:table-cell>
        </table:table-row>
        <table:table-row table:style-name="ro1">
          <table:table-cell office:value-type="float" office:value="0.0026">
            <text:p>0</text:p>
          </table:table-cell>
          <table:table-cell office:value-type="float" office:value="694.1356">
            <text:p>694.14</text:p>
          </table:table-cell>
        </table:table-row>
        <table:table-row table:style-name="ro1">
          <table:table-cell office:value-type="float" office:value="0.007">
            <text:p>0.01</text:p>
          </table:table-cell>
          <table:table-cell office:value-type="float" office:value="685.1659">
            <text:p>685.17</text:p>
          </table:table-cell>
        </table:table-row>
        <table:table-row table:style-name="ro1">
          <table:table-cell office:value-type="float" office:value="0.007">
            <text:p>0.01</text:p>
          </table:table-cell>
          <table:table-cell office:value-type="float" office:value="675.9877">
            <text:p>675.99</text:p>
          </table:table-cell>
        </table:table-row>
        <table:table-row table:style-name="ro1">
          <table:table-cell office:value-type="float" office:value="0.0104">
            <text:p>0.01</text:p>
          </table:table-cell>
          <table:table-cell office:value-type="float" office:value="666.9527">
            <text:p>666.95</text:p>
          </table:table-cell>
        </table:table-row>
        <table:table-row table:style-name="ro1">
          <table:table-cell office:value-type="float" office:value="0.0104">
            <text:p>0.01</text:p>
          </table:table-cell>
          <table:table-cell office:value-type="float" office:value="658.0695">
            <text:p>658.07</text:p>
          </table:table-cell>
        </table:table-row>
        <table:table-row table:style-name="ro1">
          <table:table-cell office:value-type="float" office:value="0.0114">
            <text:p>0.01</text:p>
          </table:table-cell>
          <table:table-cell office:value-type="float" office:value="649.4335">
            <text:p>649.43</text:p>
          </table:table-cell>
        </table:table-row>
        <table:table-row table:style-name="ro1">
          <table:table-cell office:value-type="float" office:value="0.0114">
            <text:p>0.01</text:p>
          </table:table-cell>
          <table:table-cell office:value-type="float" office:value="641.0422">
            <text:p>641.04</text:p>
          </table:table-cell>
        </table:table-row>
        <table:table-row table:style-name="ro1">
          <table:table-cell office:value-type="float" office:value="0.0216">
            <text:p>0.02</text:p>
          </table:table-cell>
          <table:table-cell office:value-type="float" office:value="633.8177">
            <text:p>633.82</text:p>
          </table:table-cell>
        </table:table-row>
        <table:table-row table:style-name="ro1">
          <table:table-cell office:value-type="float" office:value="0.0216">
            <text:p>0.02</text:p>
          </table:table-cell>
          <table:table-cell office:value-type="float" office:value="627.6643">
            <text:p>627.66</text:p>
          </table:table-cell>
        </table:table-row>
        <table:table-row table:style-name="ro1">
          <table:table-cell office:value-type="float" office:value="0.0117">
            <text:p>0.01</text:p>
          </table:table-cell>
          <table:table-cell office:value-type="float" office:value="621.601">
            <text:p>621.6</text:p>
          </table:table-cell>
        </table:table-row>
        <table:table-row table:style-name="ro1">
          <table:table-cell office:value-type="float" office:value="0.0117">
            <text:p>0.01</text:p>
          </table:table-cell>
          <table:table-cell office:value-type="float" office:value="615.6343">
            <text:p>615.63</text:p>
          </table:table-cell>
        </table:table-row>
        <table:table-row table:style-name="ro1">
          <table:table-cell office:value-type="float" office:value="0.028">
            <text:p>0.03</text:p>
          </table:table-cell>
          <table:table-cell office:value-type="float" office:value="611.2339">
            <text:p>611.23</text:p>
          </table:table-cell>
        </table:table-row>
        <table:table-row table:style-name="ro1">
          <table:table-cell office:value-type="float" office:value="0.028">
            <text:p>0.03</text:p>
          </table:table-cell>
          <table:table-cell office:value-type="float" office:value="608.2583">
            <text:p>608.26</text:p>
          </table:table-cell>
        </table:table-row>
        <table:table-row table:style-name="ro1">
          <table:table-cell office:value-type="float" office:value="0.0049">
            <text:p>0</text:p>
          </table:table-cell>
          <table:table-cell office:value-type="float" office:value="604.4949">
            <text:p>604.49</text:p>
          </table:table-cell>
        </table:table-row>
        <table:table-row table:style-name="ro1">
          <table:table-cell office:value-type="float" office:value="0.0049">
            <text:p>0</text:p>
          </table:table-cell>
          <table:table-cell office:value-type="float" office:value="600.03">
            <text:p>600.03</text:p>
          </table:table-cell>
        </table:table-row>
        <table:table-row table:style-name="ro1">
          <table:table-cell office:value-type="float" office:value="0.0286">
            <text:p>0.03</text:p>
          </table:table-cell>
          <table:table-cell office:value-type="float" office:value="597.0791">
            <text:p>597.08</text:p>
          </table:table-cell>
        </table:table-row>
        <table:table-row table:style-name="ro1">
          <table:table-cell office:value-type="float" office:value="0.0286">
            <text:p>0.03</text:p>
          </table:table-cell>
          <table:table-cell office:value-type="float" office:value="595.502">
            <text:p>595.5</text:p>
          </table:table-cell>
        </table:table-row>
        <table:table-row table:style-name="ro1">
          <table:table-cell office:value-type="float" office:value="0.0102">
            <text:p>0.01</text:p>
          </table:table-cell>
          <table:table-cell office:value-type="float" office:value="593.5062">
            <text:p>593.51</text:p>
          </table:table-cell>
        </table:table-row>
        <table:table-row table:style-name="ro1">
          <table:table-cell office:value-type="float" office:value="0.0102">
            <text:p>0.01</text:p>
          </table:table-cell>
          <table:table-cell office:value-type="float" office:value="591.1374">
            <text:p>591.14</text:p>
          </table:table-cell>
        </table:table-row>
        <table:table-row table:style-name="ro1">
          <table:table-cell office:value-type="float" office:value="0.0082">
            <text:p>0.01</text:p>
          </table:table-cell>
          <table:table-cell office:value-type="float" office:value="588.2617">
            <text:p>588.26</text:p>
          </table:table-cell>
        </table:table-row>
        <table:table-row table:style-name="ro1">
          <table:table-cell office:value-type="float" office:value="0.0116">
            <text:p>0.01</text:p>
          </table:table-cell>
          <table:table-cell office:value-type="float" office:value="585.2442">
            <text:p>585.24</text:p>
          </table:table-cell>
        </table:table-row>
        <table:table-row table:style-name="ro1">
          <table:table-cell office:value-type="float" office:value="0.0116">
            <text:p>0.01</text:p>
          </table:table-cell>
          <table:table-cell office:value-type="float" office:value="582.1061">
            <text:p>582.11</text:p>
          </table:table-cell>
        </table:table-row>
        <table:table-row table:style-name="ro1">
          <table:table-cell office:value-type="float" office:value="0.018">
            <text:p>0.02</text:p>
          </table:table-cell>
          <table:table-cell office:value-type="float" office:value="579.4395">
            <text:p>579.44</text:p>
          </table:table-cell>
        </table:table-row>
        <table:table-row table:style-name="ro1">
          <table:table-cell office:value-type="float" office:value="0.018">
            <text:p>0.02</text:p>
          </table:table-cell>
          <table:table-cell office:value-type="float" office:value="577.2053">
            <text:p>577.21</text:p>
          </table:table-cell>
        </table:table-row>
        <table:table-row table:style-name="ro1">
          <table:table-cell office:value-type="float" office:value="-0.0049">
            <text:p>0</text:p>
          </table:table-cell>
          <table:table-cell office:value-type="float" office:value="573.3078">
            <text:p>573.31</text:p>
          </table:table-cell>
        </table:table-row>
        <table:table-row table:style-name="ro1">
          <table:table-cell office:value-type="float" office:value="-0.0049">
            <text:p>0</text:p>
          </table:table-cell>
          <table:table-cell office:value-type="float" office:value="567.9189">
            <text:p>567.92</text:p>
          </table:table-cell>
        </table:table-row>
        <table:table-row table:style-name="ro1">
          <table:table-cell office:value-type="float" office:value="0.0062">
            <text:p>0.01</text:p>
          </table:table-cell>
          <table:table-cell office:value-type="float" office:value="562.1996">
            <text:p>562.2</text:p>
          </table:table-cell>
        </table:table-row>
        <table:table-row table:style-name="ro1">
          <table:table-cell office:value-type="float" office:value="0.0062">
            <text:p>0.01</text:p>
          </table:table-cell>
          <table:table-cell office:value-type="float" office:value="556.1962">
            <text:p>556.2</text:p>
          </table:table-cell>
        </table:table-row>
        <table:table-row table:style-name="ro1">
          <table:table-cell office:value-type="float" office:value="-0.0041">
            <text:p>0</text:p>
          </table:table-cell>
          <table:table-cell office:value-type="float" office:value="549.0157">
            <text:p>549.02</text:p>
          </table:table-cell>
        </table:table-row>
        <table:table-row table:style-name="ro1">
          <table:table-cell office:value-type="float" office:value="-0.0041">
            <text:p>0</text:p>
          </table:table-cell>
          <table:table-cell office:value-type="float" office:value="540.7908">
            <text:p>540.79</text:p>
          </table:table-cell>
        </table:table-row>
        <table:table-row table:style-name="ro1">
          <table:table-cell office:value-type="float" office:value="0.0205">
            <text:p>0.02</text:p>
          </table:table-cell>
          <table:table-cell office:value-type="float" office:value="533.8679">
            <text:p>533.87</text:p>
          </table:table-cell>
        </table:table-row>
        <table:table-row table:style-name="ro1">
          <table:table-cell office:value-type="float" office:value="0.0205">
            <text:p>0.02</text:p>
          </table:table-cell>
          <table:table-cell office:value-type="float" office:value="528.1374">
            <text:p>528.14</text:p>
          </table:table-cell>
        </table:table-row>
        <table:table-row table:style-name="ro1">
          <table:table-cell office:value-type="float" office:value="0.0176">
            <text:p>0.02</text:p>
          </table:table-cell>
          <table:table-cell office:value-type="float" office:value="523.2332">
            <text:p>523.23</text:p>
          </table:table-cell>
        </table:table-row>
        <table:table-row table:style-name="ro1">
          <table:table-cell office:value-type="float" office:value="0.0176">
            <text:p>0.02</text:p>
          </table:table-cell>
          <table:table-cell office:value-type="float" office:value="519.0869">
            <text:p>519.09</text:p>
          </table:table-cell>
        </table:table-row>
        <table:table-row table:style-name="ro1">
          <table:table-cell office:value-type="float" office:value="0.0238">
            <text:p>0.02</text:p>
          </table:table-cell>
          <table:table-cell office:value-type="float" office:value="516.1965">
            <text:p>516.2</text:p>
          </table:table-cell>
        </table:table-row>
        <table:table-row table:style-name="ro1">
          <table:table-cell office:value-type="float" office:value="0.0238">
            <text:p>0.02</text:p>
          </table:table-cell>
          <table:table-cell office:value-type="float" office:value="514.4468">
            <text:p>514.45</text:p>
          </table:table-cell>
        </table:table-row>
        <table:table-row table:style-name="ro1">
          <table:table-cell office:value-type="float" office:value="0.0143">
            <text:p>0.01</text:p>
          </table:table-cell>
          <table:table-cell office:value-type="float" office:value="512.8722">
            <text:p>512.87</text:p>
          </table:table-cell>
        </table:table-row>
        <table:table-row table:style-name="ro1">
          <table:table-cell office:value-type="float" office:value="0.0143">
            <text:p>0.01</text:p>
          </table:table-cell>
          <table:table-cell office:value-type="float" office:value="511.4595">
            <text:p>511.46</text:p>
          </table:table-cell>
        </table:table-row>
        <table:table-row table:style-name="ro1">
          <table:table-cell office:value-type="float" office:value="0.0123">
            <text:p>0.01</text:p>
          </table:table-cell>
          <table:table-cell office:value-type="float" office:value="510.0203">
            <text:p>510.02</text:p>
          </table:table-cell>
        </table:table-row>
        <table:table-row table:style-name="ro1">
          <table:table-cell office:value-type="float" office:value="0.0123">
            <text:p>0.01</text:p>
          </table:table-cell>
          <table:table-cell office:value-type="float" office:value="508.5608">
            <text:p>508.56</text:p>
          </table:table-cell>
        </table:table-row>
        <table:table-row table:style-name="ro1">
          <table:table-cell office:value-type="float" office:value="0.0076">
            <text:p>0.01</text:p>
          </table:table-cell>
          <table:table-cell office:value-type="float" office:value="506.6572">
            <text:p>506.66</text:p>
          </table:table-cell>
        </table:table-row>
        <table:table-row table:style-name="ro1">
          <table:table-cell office:value-type="float" office:value="0.0076">
            <text:p>0.01</text:p>
          </table:table-cell>
          <table:table-cell office:value-type="float" office:value="504.3575">
            <text:p>504.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5/29/2015</text:date>, <text:time>00:4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8M9S</meta:editing-duration>
    <meta:editing-cycles>4</meta:editing-cycles>
    <meta:generator>OpenOffice.org/3.4.1$Win32 OpenOffice.org_project/341m1$Build-9593</meta:generator>
    <dc:date>2015-05-29T00:40:23.98</dc:date>
    <meta:document-statistic meta:table-count="5" meta:cell-count="3961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9.007cm" xlink:href=".." xlink:type="simple" chart:class="chart:scatter" chart:style-name="ch1">
        <chart:legend chart:legend-position="end" svg:x="32.135cm" svg:y="4.191cm" style:legend-expansion="high" chart:style-name="ch2"/>
        <chart:plot-area chart:style-name="ch3" table:cell-range-address="200Hz.A1:200Hz.B500" svg:x="1.149cm" svg:y="0.855cm" svg:width="29.588cm" svg:height="7.552cm">
          <chartooo:coordinate-region svg:x="1.982cm" svg:y="1.067cm" svg:width="28.475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00Hz.B1:200Hz.B500" chart:class="chart:scatter">
            <chart:domain table:cell-range-address="200Hz.A1:200Hz.A500"/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00Hz.A1:200Hz.A500</svg:desc>
                </draw:g>
              </table:table-cell>
              <table:table-cell office:value-type="float" office:value="0.0114">
                <text:p>0.0114</text:p>
                <draw:g>
                  <svg:desc>200Hz.B1:200Hz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0019">
                <text:p>-0.00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0019">
                <text:p>-0.00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0003">
                <text:p>-0.0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0003">
                <text:p>-0.00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0.0001">
                <text:p>-0.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0.0001">
                <text:p>-0.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0.0005">
                <text:p>-0.00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0.0005">
                <text:p>-0.00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0.0011">
                <text:p>-0.00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0.0011">
                <text:p>-0.00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177">
                <text:p>0.01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177">
                <text:p>0.01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0.0002">
                <text:p>-0.00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0.0002">
                <text:p>-0.0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0.0003">
                <text:p>-0.00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0.0003">
                <text:p>-0.00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0.0029">
                <text:p>-0.00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0.0007">
                <text:p>-0.00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0.0007">
                <text:p>-0.00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0.0084">
                <text:p>-0.00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0.0084">
                <text:p>-0.00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0.0117">
                <text:p>-0.01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0.0117">
                <text:p>-0.01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0.0307">
                <text:p>-0.03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0.0307">
                <text:p>-0.03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0.1066">
                <text:p>-0.10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0.1066">
                <text:p>-0.10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0.1927">
                <text:p>-0.19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0.1927">
                <text:p>-0.19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0.284">
                <text:p>-0.2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0.284">
                <text:p>-0.2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0.3696">
                <text:p>-0.36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0.3696">
                <text:p>-0.36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5007">
                <text:p>-0.50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0.5007">
                <text:p>-0.50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0.7428">
                <text:p>-0.74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1.0239">
                <text:p>-1.02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1.017">
                <text:p>-1.0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0.995">
                <text:p>-0.9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0.995">
                <text:p>-0.9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0.8905">
                <text:p>-0.89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0.8905">
                <text:p>-0.89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0.7194">
                <text:p>-0.71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0.7194">
                <text:p>-0.71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0.542">
                <text:p>-0.5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0.542">
                <text:p>-0.5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0.4088">
                <text:p>-0.40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0.4088">
                <text:p>-0.40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0.2368">
                <text:p>-0.23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0.2368">
                <text:p>-0.23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0.0779">
                <text:p>-0.07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0.0779">
                <text:p>-0.07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2401">
                <text:p>0.24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2401">
                <text:p>0.24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4173">
                <text:p>0.41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4173">
                <text:p>0.41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8771">
                <text:p>0.87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8771">
                <text:p>0.87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9971">
                <text:p>0.99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8609">
                <text:p>0.86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8609">
                <text:p>0.86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7473">
                <text:p>0.74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7473">
                <text:p>0.74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6568">
                <text:p>0.65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6568">
                <text:p>0.65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5409">
                <text:p>0.54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5409">
                <text:p>0.54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4073">
                <text:p>0.40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4073">
                <text:p>0.40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3264">
                <text:p>0.32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3264">
                <text:p>0.32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2343">
                <text:p>0.23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2343">
                <text:p>0.23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1136">
                <text:p>0.11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1136">
                <text:p>0.11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0514">
                <text:p>0.05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0514">
                <text:p>0.05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0.0333">
                <text:p>-0.0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0.0333">
                <text:p>-0.0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0.055">
                <text:p>-0.0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0.055">
                <text:p>-0.0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0.0606">
                <text:p>-0.06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0.0606">
                <text:p>-0.06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0.0263">
                <text:p>-0.02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0.0263">
                <text:p>-0.02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0.0132">
                <text:p>-0.01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0.0133">
                <text:p>-0.01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0.0133">
                <text:p>-0.01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0527">
                <text:p>0.05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0527">
                <text:p>0.05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0297">
                <text:p>0.02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0297">
                <text:p>0.02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0538">
                <text:p>0.05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0538">
                <text:p>0.05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0354">
                <text:p>0.03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0354">
                <text:p>0.03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0183">
                <text:p>0.01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0183">
                <text:p>0.01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0.0061">
                <text:p>-0.00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0.0061">
                <text:p>-0.00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0255">
                <text:p>0.02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0255">
                <text:p>0.02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0216">
                <text:p>0.02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0216">
                <text:p>0.02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0293">
                <text:p>0.02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0293">
                <text:p>0.02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0.0073">
                <text:p>-0.00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0.0073">
                <text:p>-0.00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0.0095">
                <text:p>-0.009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0.0095">
                <text:p>-0.009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0371">
                <text:p>0.037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0371">
                <text:p>0.03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0.0095">
                <text:p>-0.00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0.0095">
                <text:p>-0.00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0.0034">
                <text:p>-0.00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0.0034">
                <text:p>-0.00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0.0042">
                <text:p>-0.00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398">
                <text:p>0.03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0398">
                <text:p>0.03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0391">
                <text:p>0.03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0391">
                <text:p>0.03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0.0151">
                <text:p>-0.015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0377">
                <text:p>0.03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0337">
                <text:p>0.03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0376">
                <text:p>0.03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0381">
                <text:p>0.03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0.0024">
                <text:p>-0.00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9.007cm" xlink:href=".." xlink:type="simple" chart:class="chart:scatter" chart:style-name="ch1">
        <chart:legend chart:legend-position="end" svg:x="32.135cm" svg:y="4.191cm" style:legend-expansion="high" chart:style-name="ch2"/>
        <chart:plot-area chart:style-name="ch3" table:cell-range-address="50Hz.A1:50Hz.B500" svg:x="1.149cm" svg:y="0.855cm" svg:width="29.588cm" svg:height="7.552cm">
          <chartooo:coordinate-region svg:x="1.982cm" svg:y="1.067cm" svg:width="28.475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50Hz.B1:50Hz.B500" chart:class="chart:scatter">
            <chart:domain table:cell-range-address="50Hz.A1:50Hz.A500"/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50Hz.A1:50Hz.A500</svg:desc>
                </draw:g>
              </table:table-cell>
              <table:table-cell office:value-type="float" office:value="0.0337">
                <text:p>0.0337</text:p>
                <draw:g>
                  <svg:desc>50Hz.B1:50Hz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37">
                <text:p>0.03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315">
                <text:p>0.0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315">
                <text:p>0.0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0134">
                <text:p>-0.01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0134">
                <text:p>-0.01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0138">
                <text:p>-0.01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0138">
                <text:p>-0.01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0014">
                <text:p>-0.00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0014">
                <text:p>-0.0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0.0125">
                <text:p>-0.0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0125">
                <text:p>-0.0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267">
                <text:p>0.02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508">
                <text:p>0.05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508">
                <text:p>0.05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436">
                <text:p>0.04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436">
                <text:p>0.04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343">
                <text:p>0.03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343">
                <text:p>0.03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0.0073">
                <text:p>-0.00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0.0073">
                <text:p>-0.00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0196">
                <text:p>-0.01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0.0196">
                <text:p>-0.01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0.0074">
                <text:p>-0.00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0.0074">
                <text:p>-0.00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0005">
                <text:p>-0.0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0.0005">
                <text:p>-0.00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0.0103">
                <text:p>-0.01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0.0103">
                <text:p>-0.01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0.0068">
                <text:p>-0.00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0.0068">
                <text:p>-0.00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0.0099">
                <text:p>-0.00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0.0099">
                <text:p>-0.00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0.0069">
                <text:p>-0.00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0.0069">
                <text:p>-0.00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0.0145">
                <text:p>-0.01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0.0145">
                <text:p>-0.01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0.0045">
                <text:p>-0.00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0.0045">
                <text:p>-0.00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0.0171">
                <text:p>-0.01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0.0456">
                <text:p>-0.04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0.0456">
                <text:p>-0.04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0.0857">
                <text:p>-0.08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0.0857">
                <text:p>-0.08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0.1616">
                <text:p>-0.16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0.1616">
                <text:p>-0.16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0.255">
                <text:p>-0.2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0.255">
                <text:p>-0.2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0.4606">
                <text:p>-0.46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0.4606">
                <text:p>-0.46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0.5933">
                <text:p>-0.59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0.5933">
                <text:p>-0.59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0.6385">
                <text:p>-0.63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0.6385">
                <text:p>-0.63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0.7659">
                <text:p>-0.76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0.7659">
                <text:p>-0.76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9433">
                <text:p>-0.94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0.9433">
                <text:p>-0.94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0.9751">
                <text:p>-0.97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0.9751">
                <text:p>-0.97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0.8479">
                <text:p>-0.84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0.8479">
                <text:p>-0.84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0.5296">
                <text:p>-0.52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0.5296">
                <text:p>-0.52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0.3687">
                <text:p>-0.36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0.3687">
                <text:p>-0.36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0.1445">
                <text:p>-0.14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0.1445">
                <text:p>-0.14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1412">
                <text:p>0.14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1412">
                <text:p>0.14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4605">
                <text:p>0.46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4605">
                <text:p>0.46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5201">
                <text:p>0.52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5201">
                <text:p>0.52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4117">
                <text:p>0.41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4117">
                <text:p>0.41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3863">
                <text:p>0.38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3863">
                <text:p>0.38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5548">
                <text:p>0.55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5548">
                <text:p>0.55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438">
                <text:p>0.4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438">
                <text:p>0.4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4226">
                <text:p>0.42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4226">
                <text:p>0.42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5477">
                <text:p>0.54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5477">
                <text:p>0.54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5135">
                <text:p>0.51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5135">
                <text:p>0.51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4727">
                <text:p>0.47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4727">
                <text:p>0.47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3514">
                <text:p>0.35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3546">
                <text:p>0.35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3546">
                <text:p>0.35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2638">
                <text:p>0.26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2638">
                <text:p>0.26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2099">
                <text:p>0.20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2099">
                <text:p>0.20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1108">
                <text:p>0.11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1108">
                <text:p>0.11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0421">
                <text:p>0.04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0421">
                <text:p>0.04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0.0205">
                <text:p>-0.02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0.0205">
                <text:p>-0.02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0311">
                <text:p>0.03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0311">
                <text:p>0.03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0.0003">
                <text:p>-0.00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0.0003">
                <text:p>-0.00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0.0057">
                <text:p>-0.00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0.0057">
                <text:p>-0.00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0.0084">
                <text:p>-0.00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0.0084">
                <text:p>-0.00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0.0162">
                <text:p>-0.01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0.0162">
                <text:p>-0.01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0.0216">
                <text:p>-0.02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0.0216">
                <text:p>-0.02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0.0268">
                <text:p>-0.02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0.0268">
                <text:p>-0.02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0.0035">
                <text:p>-0.00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0.0035">
                <text:p>-0.00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0358">
                <text:p>0.03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0358">
                <text:p>0.03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0548">
                <text:p>0.05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0548">
                <text:p>0.05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0342">
                <text:p>0.03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0.0145">
                <text:p>-0.01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0.0145">
                <text:p>-0.01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0.0023">
                <text:p>-0.00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0.0023">
                <text:p>-0.00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9.007cm" xlink:href=".." xlink:type="simple" chart:class="chart:scatter" chart:style-name="ch1">
        <chart:legend chart:legend-position="end" svg:x="32.135cm" svg:y="4.191cm" style:legend-expansion="high" chart:style-name="ch2"/>
        <chart:plot-area chart:style-name="ch3" table:cell-range-address="100Hz.A1:100Hz.B500" svg:x="1.149cm" svg:y="0.855cm" svg:width="29.588cm" svg:height="7.552cm">
          <chartooo:coordinate-region svg:x="1.982cm" svg:y="1.067cm" svg:width="28.475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100Hz.B1:100Hz.B500" chart:class="chart:scatter">
            <chart:domain table:cell-range-address="100Hz.A1:100Hz.A500"/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100Hz.A1:100Hz.A500</svg:desc>
                </draw:g>
              </table:table-cell>
              <table:table-cell office:value-type="float" office:value="0.0137">
                <text:p>0.0137</text:p>
                <draw:g>
                  <svg:desc>100Hz.B1:100Hz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0005">
                <text:p>-0.0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0005">
                <text:p>-0.0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177">
                <text:p>0.01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241">
                <text:p>0.02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241">
                <text:p>0.02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337">
                <text:p>0.03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337">
                <text:p>0.03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243">
                <text:p>0.02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243">
                <text:p>0.02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241">
                <text:p>0.02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241">
                <text:p>0.02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299">
                <text:p>0.02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299">
                <text:p>0.02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194">
                <text:p>0.01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194">
                <text:p>0.01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0.0001">
                <text:p>-0.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0.0001">
                <text:p>-0.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0.0011">
                <text:p>-0.00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0.0011">
                <text:p>-0.00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0.0044">
                <text:p>-0.00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0.0044">
                <text:p>-0.00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0.0053">
                <text:p>-0.00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0.0053">
                <text:p>-0.00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0.0045">
                <text:p>-0.00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0.0045">
                <text:p>-0.00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0.0001">
                <text:p>-0.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0.0001">
                <text:p>-0.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0.0291">
                <text:p>-0.02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0.0291">
                <text:p>-0.02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0.082">
                <text:p>-0.0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0.082">
                <text:p>-0.0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0.1893">
                <text:p>-0.18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0.1893">
                <text:p>-0.18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0.3924">
                <text:p>-0.39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0.3924">
                <text:p>-0.39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0.5491">
                <text:p>-0.54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0.5491">
                <text:p>-0.54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0.724">
                <text:p>-0.7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0.724">
                <text:p>-0.7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0.9279">
                <text:p>-0.92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9279">
                <text:p>-0.92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1.0899">
                <text:p>-1.08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0.9813">
                <text:p>-0.98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0.9813">
                <text:p>-0.98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0.7393">
                <text:p>-0.73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0.7393">
                <text:p>-0.73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0.4217">
                <text:p>-0.42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0.4217">
                <text:p>-0.42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0.2016">
                <text:p>-0.20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0.2016">
                <text:p>-0.2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0.206">
                <text:p>-0.2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0.206">
                <text:p>-0.2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0.0918">
                <text:p>-0.09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0.0918">
                <text:p>-0.09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2058">
                <text:p>0.20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2058">
                <text:p>0.20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4002">
                <text:p>0.40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4002">
                <text:p>0.40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3762">
                <text:p>0.37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3762">
                <text:p>0.37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2986">
                <text:p>0.29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2986">
                <text:p>0.29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4494">
                <text:p>0.44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4494">
                <text:p>0.44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5729">
                <text:p>0.57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5729">
                <text:p>0.57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4925">
                <text:p>0.49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4925">
                <text:p>0.49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3671">
                <text:p>0.36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3671">
                <text:p>0.36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3261">
                <text:p>0.32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3648">
                <text:p>0.36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3648">
                <text:p>0.36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5229">
                <text:p>0.52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5229">
                <text:p>0.52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6216">
                <text:p>0.62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6216">
                <text:p>0.62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5533">
                <text:p>0.55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5533">
                <text:p>0.55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5801">
                <text:p>0.58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5801">
                <text:p>0.58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4851">
                <text:p>0.48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4851">
                <text:p>0.48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3742">
                <text:p>0.37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3742">
                <text:p>0.37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2812">
                <text:p>0.28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2812">
                <text:p>0.28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1792">
                <text:p>0.17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1792">
                <text:p>0.17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1023">
                <text:p>0.10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1023">
                <text:p>0.10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0.0421">
                <text:p>-0.04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0.0421">
                <text:p>-0.04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0.0214">
                <text:p>-0.02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0.0214">
                <text:p>-0.02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0.0487">
                <text:p>-0.04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0.0496">
                <text:p>-0.04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0.0496">
                <text:p>-0.04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0.0086">
                <text:p>-0.00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0.0086">
                <text:p>-0.00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0.0135">
                <text:p>-0.01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0.0135">
                <text:p>-0.01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0469">
                <text:p>0.04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0469">
                <text:p>0.04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0315">
                <text:p>0.03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0315">
                <text:p>0.03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0315">
                <text:p>0.03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0315">
                <text:p>0.03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0239">
                <text:p>0.02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0239">
                <text:p>0.02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0483">
                <text:p>0.04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0483">
                <text:p>0.04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0313">
                <text:p>0.03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0313">
                <text:p>0.03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0411">
                <text:p>0.04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0411">
                <text:p>0.04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0.0025">
                <text:p>-0.00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0.0025">
                <text:p>-0.00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0233">
                <text:p>0.02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0233">
                <text:p>0.02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0449">
                <text:p>0.04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0449">
                <text:p>0.04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0.0134">
                <text:p>-0.01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0.0134">
                <text:p>-0.01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0.0105">
                <text:p>-0.01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0274">
                <text:p>0.02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0274">
                <text:p>0.02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0443">
                <text:p>0.04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0443">
                <text:p>0.04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0349">
                <text:p>0.03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0349">
                <text:p>0.03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0199">
                <text:p>0.01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199">
                <text:p>0.01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0258">
                <text:p>0.02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0258">
                <text:p>0.02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0.0035">
                <text:p>-0.00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0.0167">
                <text:p>-0.01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0.0263">
                <text:p>-0.02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0.0158">
                <text:p>-0.01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0358">
                <text:p>0.03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0385">
                <text:p>0.03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0.0034">
                <text:p>-0.00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0.028">
                <text:p>-0.0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0.0413">
                <text:p>-0.04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0.0382">
                <text:p>-0.038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0.0345">
                <text:p>-0.03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0.0074">
                <text:p>-0.00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0199">
                <text:p>0.01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0314">
                <text:p>0.03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0295">
                <text:p>0.02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0352">
                <text:p>0.035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0461">
                <text:p>0.04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0.0112">
                <text:p>-0.01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0.0193">
                <text:p>-0.019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0.0216">
                <text:p>-0.02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0.0169">
                <text:p>-0.016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0242">
                <text:p>0.024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9.007cm" xlink:href=".." xlink:type="simple" chart:class="chart:scatter" chart:style-name="ch1">
        <chart:legend chart:legend-position="end" svg:x="32.135cm" svg:y="4.191cm" style:legend-expansion="high" chart:style-name="ch2"/>
        <chart:plot-area chart:style-name="ch3" table:cell-range-address="400Hz.A1:400Hz.B500" svg:x="1.149cm" svg:y="0.855cm" svg:width="29.588cm" svg:height="7.552cm">
          <chartooo:coordinate-region svg:x="1.982cm" svg:y="1.067cm" svg:width="28.475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400Hz.B1:400Hz.B500" chart:class="chart:scatter">
            <chart:domain table:cell-range-address="400Hz.A1:400Hz.A500"/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400Hz.A1:400Hz.A500</svg:desc>
                </draw:g>
              </table:table-cell>
              <table:table-cell office:value-type="float" office:value="0.0277">
                <text:p>0.0277</text:p>
                <draw:g>
                  <svg:desc>400Hz.B1:400Hz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243">
                <text:p>0.02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43">
                <text:p>0.0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289">
                <text:p>0.02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289">
                <text:p>0.02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382">
                <text:p>0.03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382">
                <text:p>0.03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367">
                <text:p>0.03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367">
                <text:p>0.03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295">
                <text:p>0.02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295">
                <text:p>0.02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346">
                <text:p>0.03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346">
                <text:p>0.03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331">
                <text:p>0.03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331">
                <text:p>0.03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0.0023">
                <text:p>-0.00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0.0023">
                <text:p>-0.00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0.0016">
                <text:p>-0.00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0.0016">
                <text:p>-0.00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0364">
                <text:p>0.03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0333">
                <text:p>0.0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0333">
                <text:p>0.0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0347">
                <text:p>0.03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0347">
                <text:p>0.03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0.0025">
                <text:p>-0.00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0.0025">
                <text:p>-0.00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0.0173">
                <text:p>-0.01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0.0173">
                <text:p>-0.01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0.0345">
                <text:p>-0.03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0.097">
                <text:p>-0.0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0.0744">
                <text:p>-0.07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0.146">
                <text:p>-0.1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0.146">
                <text:p>-0.1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0.2129">
                <text:p>-0.21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0.2129">
                <text:p>-0.21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0.2981">
                <text:p>-0.29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0.2981">
                <text:p>-0.29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0.4627">
                <text:p>-0.46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0.4627">
                <text:p>-0.46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0.6123">
                <text:p>-0.61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0.6123">
                <text:p>-0.61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0.7162">
                <text:p>-0.71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0.7162">
                <text:p>-0.71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0.7874">
                <text:p>-0.78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0.7874">
                <text:p>-0.78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0.7127">
                <text:p>-0.71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0.7127">
                <text:p>-0.71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0.4423">
                <text:p>-0.44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0.4423">
                <text:p>-0.44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0.3133">
                <text:p>-0.31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0.3133">
                <text:p>-0.31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0.277">
                <text:p>-0.2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0.277">
                <text:p>-0.2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0.3046">
                <text:p>-0.30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0.3046">
                <text:p>-0.30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0.1286">
                <text:p>-0.12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0.1286">
                <text:p>-0.12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0832">
                <text:p>0.08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633">
                <text:p>0.06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0633">
                <text:p>0.06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0.0271">
                <text:p>-0.02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0.0271">
                <text:p>-0.02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0237">
                <text:p>0.02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0237">
                <text:p>0.02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0615">
                <text:p>0.06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0615">
                <text:p>0.06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2611">
                <text:p>0.26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2611">
                <text:p>0.26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2755">
                <text:p>0.27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2755">
                <text:p>0.27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3275">
                <text:p>0.32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3275">
                <text:p>0.32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6282">
                <text:p>0.62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6282">
                <text:p>0.62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6741">
                <text:p>0.67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6741">
                <text:p>0.67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6685">
                <text:p>0.66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6685">
                <text:p>0.66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6962">
                <text:p>0.69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6962">
                <text:p>0.69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6846">
                <text:p>0.68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6846">
                <text:p>0.68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6033">
                <text:p>0.60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6033">
                <text:p>0.60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4196">
                <text:p>0.41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2949">
                <text:p>0.29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2949">
                <text:p>0.29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2157">
                <text:p>0.21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2157">
                <text:p>0.21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1123">
                <text:p>0.11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1123">
                <text:p>0.11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0627">
                <text:p>0.06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0627">
                <text:p>0.06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0.0288">
                <text:p>-0.02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0.0288">
                <text:p>-0.02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0.0127">
                <text:p>-0.01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0.0127">
                <text:p>-0.01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0266">
                <text:p>0.02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0266">
                <text:p>0.02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0.0028">
                <text:p>-0.00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0.0028">
                <text:p>-0.00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0.0071">
                <text:p>-0.00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0.0071">
                <text:p>-0.00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0269">
                <text:p>0.02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0269">
                <text:p>0.026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0211">
                <text:p>0.02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0211">
                <text:p>0.02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0.0025">
                <text:p>-0.00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0.0025">
                <text:p>-0.00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0314">
                <text:p>0.03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0314">
                <text:p>0.03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194">
                <text:p>0.01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0194">
                <text:p>0.01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0216">
                <text:p>0.02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0216">
                <text:p>0.02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0.0049">
                <text:p>-0.004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0.0049">
                <text:p>-0.00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0.0041">
                <text:p>-0.004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0.0041">
                <text:p>-0.004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